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Nimbus Mono PS" svg:font-family="'Nimbus Mono PS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74d81" officeooo:paragraph-rsid="00074d8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74d81" officeooo:paragraph-rsid="00074d81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074d81" officeooo:paragraph-rsid="00074d81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0ded01" officeooo:paragraph-rsid="000ded01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074d81" officeooo:paragraph-rsid="000ac235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13ddee" officeooo:paragraph-rsid="0013ddee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156acb" officeooo:paragraph-rsid="00156acb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16363b" officeooo:paragraph-rsid="0016363b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17f005" officeooo:paragraph-rsid="0017f005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18e36b" officeooo:paragraph-rsid="0018e36b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1c3984" officeooo:paragraph-rsid="001c3984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1e2e91" officeooo:paragraph-rsid="001e2e91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224be4" officeooo:paragraph-rsid="00224be4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23c27f" officeooo:paragraph-rsid="0023c27f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normal" officeooo:rsid="0027e58c" officeooo:paragraph-rsid="0027e58c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weight="normal" officeooo:rsid="0028e611" officeooo:paragraph-rsid="00293471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font-weight="bold" officeooo:rsid="0016363b" officeooo:paragraph-rsid="0016363b" style:font-size-asian="13.1000003814697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5pt" fo:font-weight="bold" officeooo:rsid="0017f005" officeooo:paragraph-rsid="0017f005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5pt" fo:font-weight="bold" officeooo:rsid="0018e36b" officeooo:paragraph-rsid="0018e36b" style:font-size-asian="13.1000003814697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5pt" fo:font-weight="bold" officeooo:rsid="00221b62" officeooo:paragraph-rsid="00221b62" style:font-size-asian="13.1000003814697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5pt" fo:font-weight="bold" officeooo:rsid="0027e58c" officeooo:paragraph-rsid="0027e58c" style:font-size-asian="13.1000003814697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5pt" fo:font-weight="bold" officeooo:rsid="0028e611" officeooo:paragraph-rsid="0028e611" style:font-size-asian="13.1000003814697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7pt" fo:font-weight="bold" officeooo:rsid="00156acb" officeooo:paragraph-rsid="00156acb" style:font-size-asian="17pt" style:font-weight-asian="bold" style:font-size-complex="17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7pt" fo:font-weight="bold" officeooo:rsid="0013ddee" officeooo:paragraph-rsid="0013ddee" style:font-size-asian="17pt" style:font-weight-asian="bold" style:font-size-complex="17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7pt" fo:font-weight="bold" officeooo:rsid="0027e58c" officeooo:paragraph-rsid="0027e58c" style:font-size-asian="14.8500003814697pt" style:font-weight-asian="bold" style:font-size-complex="17pt" style:font-weight-complex="bold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32cd32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dcdc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d3d3d3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d3d3d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32cd3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cm" fo:margin-bottom="0cm" fo:line-height="100%" fo:text-align="center" fo:text-indent="0cm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align="end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.10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729fcf"/>
      <style:paragraph-properties fo:margin-left="0cm" fo:margin-right="0cm" fo:margin-top="0cm" fo:margin-bottom="0.10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729fcf" draw:opacity="6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8a39d"/>
    </style:style>
    <style:style style:name="T2" style:family="text">
      <style:text-properties officeooo:rsid="0009067e"/>
    </style:style>
    <style:style style:name="T3" style:family="text">
      <style:text-properties officeooo:rsid="000ac235"/>
    </style:style>
    <style:style style:name="T4" style:family="text">
      <style:text-properties officeooo:rsid="000c4460"/>
    </style:style>
    <style:style style:name="T5" style:family="text">
      <style:text-properties officeooo:rsid="0010548c"/>
    </style:style>
    <style:style style:name="T6" style:family="text">
      <style:text-properties officeooo:rsid="0013ddee"/>
    </style:style>
    <style:style style:name="T7" style:family="text">
      <style:text-properties officeooo:rsid="0017f00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3c27f" style:font-weight-asian="bold" style:font-weight-complex="bold"/>
    </style:style>
    <style:style style:name="T10" style:family="text">
      <style:text-properties officeooo:rsid="0018e36b"/>
    </style:style>
    <style:style style:name="T11" style:family="text">
      <style:text-properties officeooo:rsid="001ab57a"/>
    </style:style>
    <style:style style:name="T12" style:family="text">
      <style:text-properties officeooo:rsid="001bb868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officeooo:rsid="001e2e91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e9e2d" style:font-style-asian="normal" style:font-style-complex="normal"/>
    </style:style>
    <style:style style:name="T17" style:family="text">
      <style:text-properties fo:font-style="normal" officeooo:rsid="00205486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officeooo:rsid="001e9e2d"/>
    </style:style>
    <style:style style:name="T20" style:family="text">
      <style:text-properties officeooo:rsid="00221b62"/>
    </style:style>
    <style:style style:name="T21" style:family="text">
      <style:text-properties style:text-position="super 58%" fo:font-weight="bold" style:font-weight-asian="bold" style:font-weight-complex="bold"/>
    </style:style>
    <style:style style:name="T22" style:family="text">
      <style:text-properties style:text-position="super 58%" fo:font-weight="bold" officeooo:rsid="0023c27f" style:font-weight-asian="bold" style:font-weight-complex="bold"/>
    </style:style>
    <style:style style:name="T23" style:family="text">
      <style:text-properties style:text-position="0% 100%"/>
    </style:style>
    <style:style style:name="T24" style:family="text">
      <style:text-properties style:text-position="0% 100%" fo:font-weight="bold" style:font-weight-asian="bold" style:font-weight-complex="bold"/>
    </style:style>
    <style:style style:name="T25" style:family="text">
      <style:text-properties style:text-position="0% 100%" fo:font-weight="bold" officeooo:rsid="00252bcd" style:font-weight-asian="bold" style:font-weight-complex="bold"/>
    </style:style>
    <style:style style:name="T26" style:family="text">
      <style:text-properties style:text-position="0% 100%" officeooo:rsid="00252bcd"/>
    </style:style>
    <style:style style:name="T27" style:family="text">
      <style:text-properties style:text-position="0% 100%" officeooo:rsid="0027e58c"/>
    </style:style>
    <style:style style:name="T28" style:family="text">
      <style:text-properties officeooo:rsid="00252bcd"/>
    </style:style>
    <style:style style:name="T29" style:family="text">
      <style:text-properties fo:font-size="12pt" fo:font-style="italic" officeooo:rsid="00252bcd" style:font-size-asian="12pt" style:font-style-asian="italic" style:font-name-complex="Lohit Devanagari1" style:font-size-complex="12pt" style:font-style-complex="italic"/>
    </style:style>
    <style:style style:name="T30" style:family="text">
      <style:text-properties officeooo:rsid="0028e611"/>
    </style:style>
    <style:style style:name="T31" style:family="text">
      <style:text-properties style:font-name="Liberation Mono"/>
    </style:style>
    <style:style style:name="T32" style:family="text">
      <style:text-properties style:font-name="Liberation Mono" officeooo:rsid="0028e611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fo:font-weight="bold" style:font-weight-asian="bold" style:font-weight-complex="bold"/>
    </style:style>
    <style:style style:name="T35" style:family="text">
      <style:text-properties style:font-name="Liberation Serif" fo:font-weight="bold" officeooo:rsid="00293471" style:font-weight-asian="bold" style:font-weight-complex="bold"/>
    </style:style>
    <style:style style:name="T36" style:family="text">
      <style:text-properties style:font-name="Liberation Serif" officeooo:rsid="00293471"/>
    </style:style>
    <style:style style:name="T37" style:family="text">
      <style:text-properties officeooo:rsid="00293471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3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3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3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3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3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3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3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3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3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3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3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3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499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99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499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499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499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99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499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499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499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99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499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499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3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3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3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3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499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99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499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499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3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499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2.233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7" style:family="graphic">
      <style:graphic-properties draw:stroke="solid" svg:stroke-width="0cm" svg:stroke-color="#3465a4" draw:marker-start="" draw:marker-start-width="0.199cm" draw:marker-start-center="false" draw:marker-end="Estremità_20_linea_20_5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solid" svg:stroke-width="0cm" svg:stroke-color="#3465a4" draw:marker-start="" draw:marker-start-width="0.199cm" draw:marker-start-center="false" draw:marker-end="Estremità_20_linea_20_6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solid" svg:stroke-width="0cm" svg:stroke-color="#3465a4" draw:marker-start="" draw:marker-start-width="0.199cm" draw:marker-start-center="false" draw:marker-end="Estremità_20_linea_20_6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solid" svg:stroke-width="0cm" svg:stroke-color="#3465a4" draw:marker-start="" draw:marker-start-width="0.199cm" draw:marker-start-center="false" draw:marker-end="Estremità_20_linea_20_6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solid" svg:stroke-width="0cm" svg:stroke-color="#3465a4" draw:marker-start="" draw:marker-start-width="0.199cm" draw:marker-start-center="false" draw:marker-end="Estremità_20_linea_20_6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solid" svg:stroke-width="0cm" svg:stroke-color="#3465a4" draw:marker-start="" draw:marker-start-width="0.199cm" draw:marker-start-center="false" draw:marker-end="Estremità_20_linea_20_7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solid" svg:stroke-width="0cm" svg:stroke-color="#3465a4" draw:marker-start="" draw:marker-start-width="0.199cm" draw:marker-start-center="false" draw:marker-end="Estremità_20_linea_20_7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solid" svg:stroke-width="0cm" svg:stroke-color="#3465a4" draw:marker-start="" draw:marker-start-width="0.199cm" draw:marker-start-center="false" draw:marker-end="Estremità_20_linea_20_7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solid" svg:stroke-width="0cm" svg:stroke-color="#3465a4" draw:marker-start="" draw:marker-start-width="0.199cm" draw:marker-start-center="false" draw:marker-end="Estremità_20_linea_20_7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solid" svg:stroke-width="0cm" svg:stroke-color="#3465a4" draw:marker-start="" draw:marker-start-width="0.199cm" draw:marker-start-center="false" draw:marker-end="Estremità_20_linea_20_7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draw:stroke="solid" svg:stroke-width="0cm" svg:stroke-color="#3465a4" draw:marker-start="" draw:marker-start-width="0.199cm" draw:marker-start-center="false" draw:marker-end="Estremità_20_linea_20_7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solid" svg:stroke-width="0cm" svg:stroke-color="#3465a4" draw:marker-start="" draw:marker-start-width="0.199cm" draw:marker-start-center="false" draw:marker-end="Estremità_20_linea_20_7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>
      <style:graphic-properties draw:stroke="solid" svg:stroke-width="0cm" svg:stroke-color="#3465a4" draw:marker-start="" draw:marker-start-width="0.199cm" draw:marker-start-center="false" draw:marker-end="Estremità_20_linea_20_7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>
      <style:graphic-properties draw:stroke="solid" svg:stroke-width="0cm" svg:stroke-color="#3465a4" draw:marker-start="" draw:marker-start-width="0.199cm" draw:marker-start-center="false" draw:marker-end="Estremità_20_linea_20_8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>
      <style:graphic-properties draw:stroke="solid" svg:stroke-width="0cm" svg:stroke-color="#3465a4" draw:marker-start="" draw:marker-start-width="0.199cm" draw:marker-start-center="false" draw:marker-end="Estremità_20_linea_20_8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solid" svg:stroke-width="0cm" svg:stroke-color="#3465a4" draw:marker-start="" draw:marker-start-width="0.199cm" draw:marker-start-center="false" draw:marker-end="Estremità_20_linea_20_8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solid" svg:stroke-width="0cm" svg:stroke-color="#3465a4" draw:marker-start="" draw:marker-start-width="0.199cm" draw:marker-start-center="false" draw:marker-end="Estremità_20_linea_20_8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>
      <style:graphic-properties draw:stroke="solid" svg:stroke-width="0cm" svg:stroke-color="#3465a4" draw:marker-start="" draw:marker-start-width="0.199cm" draw:marker-start-center="false" draw:marker-end="Estremità_20_linea_20_8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solid" svg:stroke-width="0cm" svg:stroke-color="#3465a4" draw:marker-start="" draw:marker-start-width="0.199cm" draw:marker-start-center="false" draw:marker-end="Estremità_20_linea_20_8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>
      <style:graphic-properties draw:stroke="solid" svg:stroke-width="0cm" svg:stroke-color="#3465a4" draw:marker-start="" draw:marker-start-width="0.199cm" draw:marker-start-center="false" draw:marker-end="Estremità_20_linea_20_8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>
      <style:graphic-properties draw:stroke="solid" svg:stroke-width="0cm" svg:stroke-color="#3465a4" draw:marker-start="" draw:marker-start-width="0.199cm" draw:marker-start-center="false" draw:marker-end="Estremità_20_linea_20_9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>
      <style:graphic-properties draw:stroke="solid" svg:stroke-width="0cm" svg:stroke-color="#3465a4" draw:marker-start="" draw:marker-start-width="0.199cm" draw:marker-start-center="false" draw:marker-end="Estremità_20_linea_20_9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>
      <style:graphic-properties draw:stroke="solid" svg:stroke-width="0cm" svg:stroke-color="#3465a4" draw:marker-start="" draw:marker-start-width="0.199cm" draw:marker-start-center="false" draw:marker-end="Estremità_20_linea_20_9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>
      <style:graphic-properties draw:stroke="solid" svg:stroke-width="0cm" svg:stroke-color="#3465a4" draw:marker-start="" draw:marker-start-width="0.199cm" draw:marker-start-center="false" draw:marker-end="Estremità_20_linea_20_9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>
      <style:graphic-properties draw:stroke="solid" svg:stroke-width="0cm" svg:stroke-color="#3465a4" draw:marker-start="" draw:marker-start-width="0.199cm" draw:marker-start-center="false" draw:marker-end="Estremità_20_linea_20_9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>
      <style:graphic-properties draw:stroke="solid" svg:stroke-width="0cm" svg:stroke-color="#3465a4" draw:marker-start="" draw:marker-start-width="0.199cm" draw:marker-start-center="false" draw:marker-end="Estremità_20_linea_20_9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>
      <style:graphic-properties draw:stroke="solid" svg:stroke-width="0cm" svg:stroke-color="#3465a4" draw:marker-start="" draw:marker-start-width="0.199cm" draw:marker-start-center="false" draw:marker-end="Estremità_20_linea_20_9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>
      <style:graphic-properties draw:stroke="solid" svg:stroke-width="0cm" svg:stroke-color="#3465a4" draw:marker-start="" draw:marker-start-width="0.199cm" draw:marker-start-center="false" draw:marker-end="Estremità_20_linea_20_9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>
      <style:graphic-properties draw:stroke="solid" svg:stroke-width="0cm" svg:stroke-color="#3465a4" draw:marker-start="" draw:marker-start-width="0.199cm" draw:marker-start-center="false" draw:marker-end="Estremità_20_linea_20_9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>
      <style:graphic-properties draw:stroke="solid" svg:stroke-width="0cm" svg:stroke-color="#3465a4" draw:marker-start="" draw:marker-start-width="0.199cm" draw:marker-start-center="false" draw:marker-end="Estremità_20_linea_20_10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>
      <style:graphic-properties draw:stroke="solid" svg:stroke-width="0cm" svg:stroke-color="#3465a4" draw:marker-start="" draw:marker-start-width="0.199cm" draw:marker-start-center="false" draw:marker-end="Estremità_20_linea_20_10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>
      <style:graphic-properties draw:stroke="solid" svg:stroke-width="0cm" svg:stroke-color="#3465a4" draw:marker-start="" draw:marker-start-width="0.199cm" draw:marker-start-center="false" draw:marker-end="Estremità_20_linea_20_9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2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2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2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2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2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2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2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2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2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6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3cm" draw:show-unit="true" style:run-through="foreground"/>
      <style:paragraph-properties style:writing-mode="lr-tb"/>
    </style:style>
    <style:style style:name="gr187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3cm" draw:show-unit="true" style:run-through="foreground"/>
      <style:paragraph-properties style:writing-mode="lr-tb"/>
    </style:style>
    <style:style style:name="gr188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3cm" draw:show-unit="true" style:run-through="foreground"/>
      <style:paragraph-properties style:writing-mode="lr-tb"/>
    </style:style>
    <style:style style:name="gr18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28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728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6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3cm" draw:show-unit="true" style:run-through="foreground"/>
      <style:paragraph-properties style:writing-mode="lr-tb"/>
    </style:style>
    <style:style style:name="gr20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2.233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8" style:family="graphic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/>
    </style:style>
    <style:style style:name="gr20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8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8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8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8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8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8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8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8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8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8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8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8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7" style:family="graphic">
      <style:graphic-properties draw:stroke="solid" svg:stroke-width="0cm" svg:stroke-color="#3465a4" draw:marker-start="" draw:marker-start-width="0.199cm" draw:marker-start-center="false" draw:marker-end="Estremità_20_linea_20_3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8" style:family="graphic">
      <style:graphic-properties draw:stroke="solid" svg:stroke-width="0cm" svg:stroke-color="#3465a4" draw:marker-start="" draw:marker-start-width="0.199cm" draw:marker-start-center="false" draw:marker-end="Estremità_20_linea_20_3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9" style:family="graphic">
      <style:graphic-properties draw:stroke="solid" svg:stroke-width="0cm" svg:stroke-color="#3465a4" draw:marker-start="" draw:marker-start-width="0.199cm" draw:marker-start-center="false" draw:marker-end="Estremità_20_linea_20_3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0" style:family="graphic">
      <style:graphic-properties draw:stroke="solid" svg:stroke-width="0cm" svg:stroke-color="#3465a4" draw:marker-start="" draw:marker-start-width="0.199cm" draw:marker-start-center="false" draw:marker-end="Estremità_20_linea_20_3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1" style:family="graphic">
      <style:graphic-properties draw:stroke="solid" svg:stroke-width="0cm" svg:stroke-color="#3465a4" draw:marker-start="" draw:marker-start-width="0.199cm" draw:marker-start-center="false" draw:marker-end="Estremità_20_linea_20_3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2" style:family="graphic">
      <style:graphic-properties draw:stroke="solid" svg:stroke-width="0cm" svg:stroke-color="#3465a4" draw:marker-start="" draw:marker-start-width="0.199cm" draw:marker-start-center="false" draw:marker-end="Estremità_20_linea_20_3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3" style:family="graphic">
      <style:graphic-properties draw:stroke="solid" svg:stroke-width="0cm" svg:stroke-color="#3465a4" draw:marker-start="" draw:marker-start-width="0.199cm" draw:marker-start-center="false" draw:marker-end="Estremità_20_linea_20_3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4" style:family="graphic">
      <style:graphic-properties draw:stroke="solid" svg:stroke-width="0cm" svg:stroke-color="#3465a4" draw:marker-start="" draw:marker-start-width="0.199cm" draw:marker-start-center="false" draw:marker-end="Estremità_20_linea_20_3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5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427cm" draw:show-unit="true" style:run-through="foreground"/>
      <style:paragraph-properties style:writing-mode="lr-tb"/>
    </style:style>
    <style:style style:name="gr26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48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48cm" fo:min-width="0.3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94cm" fo:min-width="0.3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cm" fo:min-width="3.23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92cm" fo:min-width="2.28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73cm" fo:min-width="3.33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69cm" fo:min-width="3.33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100%" draw:textarea-horizontal-align="justify" draw:textarea-vertical-align="middle" draw:auto-grow-height="false" fo:min-height="0.773cm" fo:min-width="1.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100%" draw:textarea-horizontal-align="justify" draw:textarea-vertical-align="middle" draw:auto-grow-height="false" fo:min-height="0.769cm" fo:min-width="1.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100%" draw:textarea-horizontal-align="justify" draw:textarea-vertical-align="middle" draw:auto-grow-height="false" fo:min-height="0.771cm" fo:min-width="1.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92cm" fo:min-width="2.28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71cm" fo:min-width="1.4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2" style:family="graphic">
      <style:graphic-properties draw:stroke="solid" svg:stroke-width="0cm" svg:stroke-color="#3465a4" draw:marker-start="" draw:marker-start-width="0.199cm" draw:marker-start-center="false" draw:marker-end="Estremità_20_linea_20_2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3" style:family="graphic">
      <style:graphic-properties draw:stroke="solid" svg:stroke-width="0cm" svg:stroke-color="#3465a4" draw:marker-start="" draw:marker-start-width="0.199cm" draw:marker-start-center="false" draw:marker-end="Estremità_20_linea_20_2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4" style:family="graphic">
      <style:graphic-properties draw:stroke="solid" svg:stroke-width="0cm" svg:stroke-color="#3465a4" draw:marker-start="" draw:marker-start-width="0.199cm" draw:marker-start-center="false" draw:marker-end="Estremità_20_linea_20_2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cm" fo:min-width="3.23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6" style:family="graphic">
      <style:graphic-properties draw:stroke="solid" svg:stroke-width="0cm" svg:stroke-color="#3465a4" draw:marker-start="" draw:marker-start-width="0.199cm" draw:marker-start-center="false" draw:marker-end="Estremità_20_linea_20_2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7" style:family="graphic">
      <style:graphic-properties draw:stroke="solid" svg:stroke-width="0cm" svg:stroke-color="#3465a4" draw:marker-start="" draw:marker-start-width="0.199cm" draw:marker-start-center="false" draw:marker-end="Estremità_20_linea_20_2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8" style:family="graphic">
      <style:graphic-properties draw:stroke="solid" svg:stroke-width="0cm" svg:stroke-color="#3465a4" draw:marker-start="" draw:marker-start-width="0.199cm" draw:marker-start-center="false" draw:marker-end="Estremità_20_linea_20_2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9" style:family="graphic">
      <style:graphic-properties draw:stroke="solid" svg:stroke-width="0cm" svg:stroke-color="#3465a4" draw:marker-start="" draw:marker-start-width="0.199cm" draw:marker-start-center="false" draw:marker-end="Estremità_20_linea_20_2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7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4.852cm" fo:min-width="2.63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19cm" fo:min-width="1.83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89cm" fo:min-width="4.4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60%" draw:textarea-horizontal-align="justify" draw:textarea-vertical-align="middle" draw:auto-grow-height="false" fo:min-height="0.39cm" fo:min-width="3.0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9cm" fo:min-width="4.58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7cm" fo:min-width="4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7cm" fo:min-width="4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6cm" fo:min-width="4.5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7cm" fo:min-width="4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9cm" fo:min-width="4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2" style:family="graphic">
      <style:graphic-properties draw:stroke="solid" svg:stroke-width="0cm" svg:stroke-color="#3465a4" draw:marker-start="" draw:marker-start-width="0.199cm" draw:marker-start-center="false" draw:marker-end="Estremità_20_linea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3" style:family="graphic">
      <style:graphic-properties draw:stroke="solid" svg:stroke-width="0cm" svg:stroke-color="#3465a4" draw:marker-start="" draw:marker-start-width="0.199cm" draw:marker-start-center="false" draw:marker-end="Estremità_20_linea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4" style:family="graphic">
      <style:graphic-properties draw:stroke="solid" svg:stroke-width="0cm" svg:stroke-color="#3465a4" draw:marker-start="" draw:marker-start-width="0.199cm" draw:marker-start-center="false" draw:marker-end="Estremità_20_linea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5" style:family="graphic">
      <style:graphic-properties draw:stroke="solid" svg:stroke-width="0cm" svg:stroke-color="#3465a4" draw:marker-start="" draw:marker-start-width="0.199cm" draw:marker-start-center="false" draw:marker-end="Estremità_20_linea_20_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6" style:family="graphic">
      <style:graphic-properties draw:stroke="solid" svg:stroke-width="0cm" svg:stroke-color="#3465a4" draw:marker-start="" draw:marker-start-width="0.199cm" draw:marker-start-center="false" draw:marker-end="Estremità_20_linea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7" style:family="graphic">
      <style:graphic-properties draw:stroke="solid" svg:stroke-width="0cm" svg:stroke-color="#3465a4" draw:marker-start="" draw:marker-start-width="0.199cm" draw:marker-start-center="false" draw:marker-end="Estremità_20_linea_20_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8" style:family="graphic">
      <style:graphic-properties draw:stroke="solid" svg:stroke-width="0cm" svg:stroke-color="#3465a4" draw:marker-start="" draw:marker-start-width="0.199cm" draw:marker-start-center="false" draw:marker-end="Estremità_20_linea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9" style:family="graphic">
      <style:graphic-properties draw:stroke="solid" svg:stroke-width="0cm" svg:stroke-color="#3465a4" draw:marker-start="" draw:marker-start-width="0.199cm" draw:marker-start-center="false" draw:marker-end="Estremità_20_linea_20_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0" style:family="graphic">
      <style:graphic-properties draw:stroke="solid" svg:stroke-width="0cm" svg:stroke-color="#3465a4" draw:marker-start="" draw:marker-start-width="0.199cm" draw:marker-start-center="false" draw:marker-end="Estremità_20_linea_20_1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25cm" fo:min-width="3.1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2" style:family="graphic">
      <style:graphic-properties draw:stroke="solid" svg:stroke-width="0cm" svg:stroke-color="#3465a4" draw:marker-start="" draw:marker-start-width="0.199cm" draw:marker-start-center="false" draw:marker-end="Estremità_20_linea_20_1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89cm" fo:min-width="4.4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4" style:family="graphic">
      <style:graphic-properties draw:stroke="solid" svg:stroke-width="0cm" svg:stroke-color="#3465a4" draw:marker-start="" draw:marker-start-width="0.199cm" draw:marker-start-center="false" draw:marker-end="Estremità_20_linea_20_1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ttura barcode in OpenCL e Python</text:p>
      <text:p text:style-name="P1">Progetto di Programmazione Parallela su GPGPU</text:p>
      <text:p text:style-name="P3">Studente Spampinato Marco, Università di Catania</text:p>
      <text:p text:style-name="P23">Introduzione</text:p>
      <text:p text:style-name="P4">Il codice a barre, <text:span text:style-name="T6">cui chiamerò barcode di seguito,</text:span> è uno strumento molto flessibile e uno dei più importanti per ogni attività commerciale, <text:span text:style-name="T5">esso permette la codifica di una informazione, quale il codice di un prodotto o l’identificativo di una spedizione, in un formato compatto, stampabile e rapidamente fruibile da un calcolatore. </text:span></text:p>
      <text:p text:style-name="P5">Per interesse accademico e professionale <text:span text:style-name="T1">dunque</text:span>, ho proposto e prodotto un programma che preso in input una immagine, <text:span text:style-name="T1">restituisce i </text:span><text:span text:style-name="T6">barcode</text:span><text:span text:style-name="T1"> in essa presenti. </text:span></text:p>
      <text:p text:style-name="P5"><text:span text:style-name="T2">Il contesto in cui questo programma è pensato è quello di una applicazione </text:span><text:span text:style-name="T3">per </text:span><text:span text:style-name="T2">smartphone: </text:span><text:span text:style-name="T3">l’applicazione </text:span><text:span text:style-name="T5">cattura e mostra su schermo immagini dalla fotocamera</text:span><text:span text:style-name="T3">, un rettangolo al centro indica all’utente </text:span><text:span text:style-name="T6">di</text:span><text:span text:style-name="T3"> </text:span><text:span text:style-name="T4">posizionare il barcode all’interno </text:span><text:span text:style-name="T5">di esso</text:span><text:span text:style-name="T3">, il programma legge e decodifica il contenuto; si è scelto di emulare questa funzionalità manualmente, ritagliando la zona con un programma di grafica.</text:span></text:p>
      <text:p text:style-name="P5"/>
      <text:p text:style-name="P24">L’algoritmo</text:p>
      <text:p text:style-name="P6">L’algoritmo per la lettura di barcode è molto semplice, e comprende di una parte di campionamento in OpenCL e una di decodifica in Python:</text:p>
      <text:p text:style-name="P6"><draw:frame draw:style-name="fr2" draw:name="Cornice1" text:anchor-type="paragraph" svg:x="-0.79cm" svg:y="0.265cm" svg:width="9.744cm" draw:z-index="0"><draw:text-box fo:min-height="13.453cm"><text:p text:style-name="Drawing"><draw:g text:anchor-type="paragraph" draw:z-index="1" draw:name="Forma1" draw:style-name="gr1"><draw:custom-shape draw:style-name="gr294" draw:text-style-name="P52" xml:id="id68" draw:id="id68" svg:width="5.084cm" svg:height="0.929cm" svg:x="0.503cm" svg:y="0cm"><text:p text:style-name="P51"><text:span text:style-name="T42">Campionam</text:span><text:span text:style-name="T42">ento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95" draw:text-style-name="P57" xml:id="id69" draw:id="id69" svg:width="5.086cm" svg:height="0.927cm" svg:x="0.499cm" svg:y="1.392cm"><text:p text:style-name="P51"><text:span text:style-name="T42">Immagine</text:span></text:p><draw:enhanced-geometry svg:viewBox="0 0 21600 21600" draw:glue-points="?f6 0 10800 ?f8 ?f11 10800 ?f9 21600 10800 ?f10 ?f5 10800" draw:text-areas="?f3 ?f3 ?f4 ?f4" draw:mirror-horizontal="false" draw:mirror-vertical="false" draw:type="parallelogram" draw:modifiers="3789.1292492274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296" draw:text-style-name="P52" xml:id="id70" draw:id="id70" svg:width="5.084cm" svg:height="0.93cm" svg:x="0.503cm" svg:y="2.778cm"><text:p text:style-name="P51"><text:span text:style-name="T42">Per ogni rig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97" draw:text-style-name="P52" xml:id="id71" draw:id="id71" svg:width="5.086cm" svg:height="0.929cm" svg:x="1.424cm" svg:y="4.175cm"><text:p text:style-name="P51"><text:span text:style-name="T42">Sogliatur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98" draw:text-style-name="P59" xml:id="id72" draw:id="id72" svg:width="5.086cm" svg:height="0.929cm" svg:x="1.424cm" svg:y="5.563cm"><text:p text:style-name="P58"><text:span text:style-name="T44">Run-length encoding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99" draw:text-style-name="P52" xml:id="id73" draw:id="id73" svg:width="5.083cm" svg:height="0.927cm" svg:x="4.66cm" svg:y="6.955cm"><text:p text:style-name="P51"><text:span text:style-name="T42">Mi</text:span><text:span text:style-name="T42">ni</text:span><text:span text:style-name="T42">mo </text:span><text:span text:style-name="T42">e </text:span><text:span text:style-name="T42">ma</text:span><text:span text:style-name="T42">ssi</text:span><text:span text:style-name="T42">m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00" draw:text-style-name="P59" xml:id="id74" draw:id="id74" svg:width="5.086cm" svg:height="0.929cm" svg:x="1.424cm" svg:y="8.343cm"><text:p text:style-name="P58"><text:span text:style-name="T44">No</text:span><text:span text:style-name="T44">rm</text:span><text:span text:style-name="T44">ali</text:span><text:span text:style-name="T44">zz</text:span><text:span text:style-name="T44">azi</text:span><text:span text:style-name="T44">on</text:span><text:span text:style-name="T44">e </text:span><text:span text:style-name="T44">tra </text:span><text:span text:style-name="T44">mi</text:span><text:span text:style-name="T44">n e </text:span><text:span text:style-name="T43">ma</text:span><text:span text:style-name="T43">x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01" draw:text-style-name="P52" xml:id="id75" draw:id="id75" svg:width="5.086cm" svg:height="0.93cm" svg:x="1.424cm" svg:y="9.737cm"><text:p text:style-name="P51"><text:span text:style-name="T42">Run-length </text:span><text:span text:style-name="T42">decoding</text:span></text:p><draw:enhanced-geometry svg:viewBox="0 0 21600 21600" draw:mirror-horizontal="false" draw:mirror-vertical="false" draw:type="rectangle" draw:enhanced-path="M 0 0 L 21600 0 21600 21600 0 21600 0 0 Z N"/></draw:custom-shape><draw:connector draw:style-name="gr302" draw:text-style-name="P54" draw:type="line" svg:x1="3.044cm" svg:y1="0.928cm" svg:x2="3.043cm" svg:y2="1.392cm" draw:start-shape="id68" draw:start-glue-point="2" draw:end-shape="id69" draw:end-glue-point="5" svg:d="M3044 928l-1 464" svg:viewBox="0 0 4 466"><text:p/></draw:connector><draw:connector draw:style-name="gr303" draw:text-style-name="P54" draw:type="line" svg:x1="3.041cm" svg:y1="2.318cm" svg:x2="3.044cm" svg:y2="2.778cm" draw:start-shape="id69" draw:end-shape="id70" svg:d="M3041 2318l3 460" svg:viewBox="0 0 5 462"><text:p/></draw:connector><draw:connector draw:style-name="gr304" draw:text-style-name="P54" draw:type="line" svg:x1="3.045cm" svg:y1="3.708cm" svg:x2="3.966cm" svg:y2="4.175cm" draw:start-shape="id70" draw:start-glue-point="2" draw:end-shape="id71" svg:d="M3045 3708l921 467" svg:viewBox="0 0 923 469"><text:p/></draw:connector><draw:connector draw:style-name="gr305" draw:text-style-name="P54" draw:type="line" svg:x1="3.965cm" svg:y1="5.103cm" svg:x2="3.965cm" svg:y2="5.563cm" draw:start-shape="id71" draw:start-glue-point="2" draw:end-shape="id72" draw:end-glue-point="0" svg:d="M3965 5103v460" svg:viewBox="0 0 2 462"><text:p/></draw:connector><draw:connector draw:style-name="gr306" draw:text-style-name="P54" draw:type="line" svg:x1="3.965cm" svg:y1="6.491cm" svg:x2="7.2cm" svg:y2="6.955cm" draw:start-shape="id72" draw:start-glue-point="2" draw:end-shape="id73" draw:end-glue-point="0" svg:d="M3965 6491l3235 464" svg:viewBox="0 0 3237 466"><text:p/></draw:connector><draw:connector draw:style-name="gr307" draw:text-style-name="P54" draw:type="line" svg:x1="7.2cm" svg:y1="7.881cm" svg:x2="3.965cm" svg:y2="8.343cm" draw:start-shape="id73" draw:start-glue-point="2" draw:end-shape="id74" draw:end-glue-point="0" svg:d="M7200 7881l-3235 462" svg:viewBox="0 0 3237 464"><text:p/></draw:connector><draw:connector draw:style-name="gr308" draw:text-style-name="P54" draw:type="line" svg:x1="3.965cm" svg:y1="6.491cm" svg:x2="3.965cm" svg:y2="8.343cm" draw:start-shape="id72" draw:start-glue-point="2" draw:end-shape="id74" draw:end-glue-point="0" svg:d="M3965 6491v1852" svg:viewBox="0 0 2 1854"><text:p/></draw:connector><draw:connector draw:style-name="gr309" draw:text-style-name="P54" draw:type="line" svg:x1="3.965cm" svg:y1="9.271cm" svg:x2="3.965cm" svg:y2="9.737cm" draw:start-shape="id74" draw:start-glue-point="2" draw:end-shape="id75" draw:end-glue-point="0" svg:d="M3965 9271v466" svg:viewBox="0 0 2 467"><text:p/></draw:connector><draw:connector draw:style-name="gr310" draw:text-style-name="P54" draw:type="line" svg:x1="3.965cm" svg:y1="10.666cm" svg:x2="3.965cm" svg:y2="11.128cm" draw:start-shape="id75" draw:start-glue-point="2" draw:end-shape="id76" draw:end-glue-point="5" svg:d="M3965 10666v462" svg:viewBox="0 0 2 464"><text:p/></draw:connector><draw:custom-shape draw:style-name="gr311" draw:text-style-name="P52" xml:id="id76" draw:id="id76" svg:width="5.083cm" svg:height="0.927cm" svg:x="1.424cm" svg:y="11.128cm"><text:p text:style-name="P51"><text:span text:style-name="T42">Sequenza di output</text:span></text:p><draw:enhanced-geometry svg:viewBox="0 0 21600 21600" draw:glue-points="?f6 0 10800 ?f8 ?f11 10800 ?f9 21600 10800 ?f10 ?f5 10800" draw:text-areas="?f3 ?f3 ?f4 ?f4" draw:mirror-horizontal="false" draw:mirror-vertical="false" draw:type="parallelogram" draw:modifiers="2886.0207235048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onnector draw:style-name="gr312" draw:text-style-name="P54" svg:x1="0.503cm" svg:y1="3.242cm" svg:x2="0.503cm" svg:y2="12.982cm" draw:start-shape="id70" draw:start-glue-point="3" draw:end-shape="id77" draw:end-glue-point="3" svg:d="M503 3242h-501v9740h501" svg:viewBox="0 0 503 9742"><text:p/></draw:connector><draw:custom-shape draw:style-name="gr313" draw:text-style-name="P52" xml:id="id77" draw:id="id77" svg:width="5.084cm" svg:height="0.929cm" svg:x="0.503cm" svg:y="12.518cm"><text:p text:style-name="P51"><text:span text:style-name="T42">Decodific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314" draw:text-style-name="P54" svg:x1="3.734cm" svg:y1="12.055cm" svg:x2="3.734cm" svg:y2="12.519cm"><text:p/></draw:line></draw:g>Disegno <text:sequence text:ref-name="refDrawing0" text:name="Drawing" text:formula="ooow:Drawing+1" style:num-format="1">1</text:sequence>: Procedimento in OpenCL <text:span text:style-name="T28">(Device)</text:span></text:p></draw:text-box></draw:frame><draw:frame draw:style-name="fr2" draw:name="Cornice2" text:anchor-type="paragraph" svg:x="9.419cm" svg:y="1.117cm" svg:width="8.527cm" draw:z-index="2"><draw:text-box fo:min-height="11.748cm"><text:p text:style-name="Drawing"><draw:g text:anchor-type="paragraph" draw:z-index="3" draw:name="Forma2" draw:style-name="gr1"><draw:custom-shape draw:style-name="gr273" draw:text-style-name="P50" xml:id="id64" draw:id="id64" svg:width="3.837cm" svg:height="1.02cm" svg:x="0.505cm" svg:y="0cm"><text:p text:style-name="P49"><text:span text:style-name="T42">Decodific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74" draw:text-style-name="P52" xml:id="id65" draw:id="id65" svg:width="3.837cm" svg:height="1.022cm" svg:x="0.505cm" svg:y="1.531cm"><text:p text:style-name="P51"><text:span text:style-name="T42">Sequenze di input</text:span></text:p><draw:enhanced-geometry svg:viewBox="0 0 21600 21600" draw:glue-points="?f6 0 10800 ?f8 ?f11 10800 ?f9 21600 10800 ?f10 ?f5 10800" draw:text-areas="?f3 ?f3 ?f4 ?f4" draw:type="parallelogram" draw:modifiers="2886.0207235048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275" draw:text-style-name="P52" xml:id="id66" draw:id="id66" svg:width="3.837cm" svg:height="1.024cm" svg:x="0.505cm" svg:y="3.06cm"><text:p text:style-name="P51"><text:span text:style-name="T42">Rimozione duplicati</text:span></text:p><draw:enhanced-geometry svg:viewBox="0 0 21600 21600" draw:type="rectangle" draw:enhanced-path="M 0 0 L 21600 0 21600 21600 0 21600 0 0 Z N"/></draw:custom-shape><draw:custom-shape draw:style-name="gr276" draw:text-style-name="P52" xml:id="id60" draw:id="id60" svg:width="3.837cm" svg:height="1.02cm" svg:x="0.505cm" svg:y="4.595cm"><text:p text:style-name="P51"><text:span text:style-name="T42">Per ogni </text:span><text:span text:style-name="T42">sequenza</text:span></text:p><draw:enhanced-geometry svg:viewBox="0 0 21600 21600" draw:type="rectangle" draw:enhanced-path="M 0 0 L 21600 0 21600 21600 0 21600 0 0 Z N"/></draw:custom-shape><draw:custom-shape draw:style-name="gr277" draw:text-style-name="P53" svg:width="2.442cm" svg:height="1.024cm" svg:x="5.736cm" svg:y="5.103cm"><text:p text:style-name="P51"><text:span text:style-name="T42">EAN-13</text:span></text:p><draw:enhanced-geometry svg:viewBox="0 0 21600 21600" draw:type="rectangle" draw:enhanced-path="M 0 0 L 21600 0 21600 21600 0 21600 0 0 Z N"/></draw:custom-shape><draw:custom-shape draw:style-name="gr278" draw:text-style-name="P53" svg:width="2.442cm" svg:height="1.02cm" svg:x="5.736cm" svg:y="6.638cm"><text:p text:style-name="P51"><text:span text:style-name="T42">UPC-12</text:span></text:p><draw:enhanced-geometry svg:viewBox="0 0 21600 21600" draw:type="rectangle" draw:enhanced-path="M 0 0 L 21600 0 21600 21600 0 21600 0 0 Z N"/></draw:custom-shape><draw:custom-shape draw:style-name="gr279" draw:text-style-name="P53" svg:width="2.442cm" svg:height="1.022cm" svg:x="5.736cm" svg:y="8.167cm"><text:p text:style-name="P51"><text:span text:style-name="T42">C128</text:span></text:p><draw:enhanced-geometry svg:viewBox="0 0 21600 21600" draw:type="rectangle" draw:enhanced-path="M 0 0 L 21600 0 21600 21600 0 21600 0 0 Z N"/></draw:custom-shape><draw:custom-shape draw:style-name="gr280" draw:text-style-name="P52" xml:id="id62" draw:id="id62" svg:width="3.837cm" svg:height="1.022cm" svg:x="0.505cm" svg:y="9.188cm"><text:p text:style-name="P51"><text:span text:style-name="T42">Output</text:span></text:p><draw:enhanced-geometry svg:viewBox="0 0 21600 21600" draw:glue-points="?f6 0 10800 ?f8 ?f11 10800 ?f9 21600 10800 ?f10 ?f5 10800" draw:text-areas="?f3 ?f3 ?f4 ?f4" draw:type="parallelogram" draw:modifiers="2886.0207235048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281" draw:text-style-name="P52" xml:id="id61" draw:id="id61" svg:width="3.837cm" svg:height="2.042cm" svg:x="0.505cm" svg:y="6.126cm"><text:p text:style-name="P51"><text:span text:style-name="T42">Decodifica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282" draw:text-style-name="P54" draw:type="line" svg:x1="2.422cm" svg:y1="5.614cm" svg:x2="2.424cm" svg:y2="6.126cm" draw:start-shape="id60" draw:start-glue-point="2" draw:end-shape="id61" draw:end-glue-point="4" svg:d="M2422 5614l2 512" svg:viewBox="0 0 4 513"><text:p/></draw:connector><draw:connector draw:style-name="gr283" draw:text-style-name="P54" draw:type="line" svg:x1="2.424cm" svg:y1="8.167cm" svg:x2="2.424cm" svg:y2="9.188cm" draw:start-shape="id61" draw:start-glue-point="6" draw:end-shape="id62" draw:end-glue-point="5" svg:d="M2424 8167v1021" svg:viewBox="0 0 2 1023"><text:p/></draw:connector><draw:connector draw:style-name="gr284" draw:text-style-name="P54" svg:x1="0.504cm" svg:y1="5.105cm" svg:x2="0.76cm" svg:y2="9.7cm" draw:start-shape="id60" draw:start-glue-point="3" draw:end-shape="id62" draw:end-glue-point="9" svg:d="M504 5105h-502v4595h758" svg:viewBox="0 0 760 4597"><text:p/></draw:connector><draw:custom-shape draw:style-name="gr285" draw:text-style-name="P50" xml:id="id63" draw:id="id63" svg:width="3.837cm" svg:height="1.02cm" svg:x="0.505cm" svg:y="10.721cm"><text:p text:style-name="P49"><text:span text:style-name="T42">Fin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286" draw:text-style-name="P54" draw:type="line" svg:x1="2.424cm" svg:y1="10.209cm" svg:x2="2.422cm" svg:y2="10.721cm" draw:start-shape="id62" draw:start-glue-point="8" draw:end-shape="id63" draw:end-glue-point="0" svg:d="M2424 10209l-2 512" svg:viewBox="0 0 4 513"><text:p/></draw:connector><draw:connector draw:style-name="gr287" draw:text-style-name="P54" draw:type="line" svg:x1="2.422cm" svg:y1="1.02cm" svg:x2="2.424cm" svg:y2="1.531cm" draw:start-shape="id64" draw:start-glue-point="2" draw:end-shape="id65" draw:end-glue-point="5" svg:d="M2422 1020l2 511" svg:viewBox="0 0 4 513"><text:p/></draw:connector><draw:connector draw:style-name="gr288" draw:text-style-name="P54" draw:type="line" svg:x1="2.424cm" svg:y1="2.552cm" svg:x2="2.422cm" svg:y2="3.06cm" draw:start-shape="id65" draw:start-glue-point="8" draw:end-shape="id66" draw:end-glue-point="0" svg:d="M2424 2552l-2 508" svg:viewBox="0 0 4 510"><text:p/></draw:connector><draw:connector draw:style-name="gr289" draw:text-style-name="P54" draw:type="line" svg:x1="2.422cm" svg:y1="4.083cm" svg:x2="2.422cm" svg:y2="4.595cm" draw:start-shape="id66" draw:start-glue-point="2" draw:end-shape="id60" draw:end-glue-point="0" svg:d="M2422 4083v512" svg:viewBox="0 0 2 513"><text:p/></draw:connector><draw:frame draw:style-name="gr290" draw:text-style-name="P55" svg:width="2.966cm" svg:height="1.022cm" svg:x="2.422cm" svg:y="8.167cm"><draw:text-box><text:p text:style-name="P31"><text:span text:style-name="T43">Seq. valida</text:span></text:p></draw:text-box></draw:frame><draw:custom-shape draw:style-name="gr291" draw:text-style-name="P54" xml:id="id67" draw:id="id67" svg:width="3.139cm" svg:height="5.104cm" svg:x="5.387cm" svg:y="4.595cm"><text:p/><draw:enhanced-geometry svg:viewBox="0 0 21600 21600" draw:type="rectangle" draw:enhanced-path="M 0 0 L 21600 0 21600 21600 0 21600 0 0 Z N"/></draw:custom-shape><draw:frame draw:style-name="gr292" draw:text-style-name="P56" svg:width="2.643cm" svg:height="0.77cm" svg:x="5.387cm" svg:y="3.771cm"><draw:text-box><text:p text:style-name="P31"><text:span text:style-name="T44">Decodificatori</text:span></text:p></draw:text-box></draw:frame><draw:connector draw:style-name="gr293" draw:text-style-name="P54" draw:type="line" svg:x1="5.387cm" svg:y1="7.146cm" svg:x2="4.341cm" svg:y2="7.147cm" draw:start-shape="id67" draw:start-glue-point="3" draw:end-shape="id61" draw:end-glue-point="7" svg:d="M5387 7146l-1046 1" svg:viewBox="0 0 1048 4"><text:p/></draw:connector></draw:g>Disegno <text:sequence text:ref-name="refDrawing1" text:name="Drawing" text:formula="ooow:Drawing+1" style:num-format="1">2</text:sequence>: Procedimento in Python <text:span text:style-name="T28">(</text:span><text:span text:style-name="T29">Host</text:span><text:span text:style-name="T28">)</text:span></text:p></draw:text-box></draw:frame></text:p>
      <text:p text:style-name="P7"><text:soft-page-break/></text:p>
      <text:p text:style-name="P23">OpenCL <text:span text:style-name="T11">e operazioni ridondanti</text:span></text:p>
      <text:p text:style-name="P8">Il campionamento in OpenCL comprende diversi passaggi e per ogni passaggio è eseguito uno specifico kernel.</text:p>
      <text:p text:style-name="P8">I kernel utilizzati si distinguono in imbarazzantemente paralli e non imbarazzantemente paralleli: il primo tipo comprende kernel semplici che eseguono per ogni thread un lavoro indipendente, il secondo tipo comprende kernel che andranno a essere eseguiti in gruppi di thread ( workgroup ) e utilizzeranno mezzi di sincronizzazione per cooperare tra loro.</text:p>
      <text:p text:style-name="P8">Prima di descrivere in dettaglio i passi del campionamento, verranno descritte le operazioni di <text:span text:style-name="T7">sliding window, </text:span>map, reduce e scan, ridondanti nel programma.</text:p>
      <text:p text:style-name="P17"/>
      <text:p text:style-name="P18">Sliding Window</text:p>
      <text:p text:style-name="P9">Sliding Window è una strategia operativa che consiste nel dividere l’input in finestre o gruppi di dimensioni fisse, e prevede l’iterazione di queste finestre e dunque operare con un singolo workgroup su di un set più numeroso dei suoi thread. <text:span text:style-name="T11">Nel progetto è </text:span><text:span text:style-name="T20">usato in quasi tutti i kernel.</text:span></text:p>
      <text:p text:style-name="P17"/>
      <text:p text:style-name="P17"><draw:frame draw:style-name="fr1" draw:name="Cornice3" text:anchor-type="paragraph" svg:y="0.067cm" svg:width="12.437cm" draw:z-index="4"><draw:text-box fo:min-height="8.389cm"><text:p text:style-name="Drawing"><draw:g text:anchor-type="paragraph" draw:z-index="5" draw:name="Forma3" draw:style-name="gr208"><draw:custom-shape draw:style-name="gr209" draw:text-style-name="P40" xml:id="id48" draw:id="id48" svg:width="0.821cm" svg:height="0.638cm" svg:x="2.23cm" svg:y="2.194cm"><text:p/><draw:enhanced-geometry svg:viewBox="0 0 21600 21600" draw:type="rectangle" draw:enhanced-path="M 0 0 L 21600 0 21600 21600 0 21600 0 0 Z N"/></draw:custom-shape><draw:custom-shape draw:style-name="gr210" draw:text-style-name="P40" xml:id="id58" draw:id="id58" svg:width="0.817cm" svg:height="0.638cm" svg:x="3.05cm" svg:y="2.194cm"><text:p/><draw:enhanced-geometry svg:viewBox="0 0 21600 21600" draw:mirror-horizontal="false" draw:mirror-vertical="false" draw:type="rectangle" draw:enhanced-path="M 0 0 L 21600 0 21600 21600 0 21600 0 0 Z N"/></draw:custom-shape><draw:custom-shape draw:style-name="gr211" draw:text-style-name="P40" xml:id="id50" draw:id="id50" svg:width="0.817cm" svg:height="0.638cm" svg:x="3.866cm" svg:y="2.194cm"><text:p/><draw:enhanced-geometry svg:viewBox="0 0 21600 21600" draw:type="rectangle" draw:enhanced-path="M 0 0 L 21600 0 21600 21600 0 21600 0 0 Z N"/></draw:custom-shape><draw:custom-shape draw:style-name="gr212" draw:text-style-name="P40" xml:id="id59" draw:id="id59" svg:width="0.817cm" svg:height="0.638cm" svg:x="4.683cm" svg:y="2.194cm"><text:p/><draw:enhanced-geometry svg:viewBox="0 0 21600 21600" draw:type="rectangle" draw:enhanced-path="M 0 0 L 21600 0 21600 21600 0 21600 0 0 Z N"/></draw:custom-shape><draw:custom-shape draw:style-name="gr213" draw:text-style-name="P41" svg:width="0.819cm" svg:height="0.638cm" svg:x="5.5cm" svg:y="2.194cm"><text:p/><draw:enhanced-geometry svg:viewBox="0 0 21600 21600" draw:type="rectangle" draw:enhanced-path="M 0 0 L 21600 0 21600 21600 0 21600 0 0 Z N"/></draw:custom-shape><draw:custom-shape draw:style-name="gr214" draw:text-style-name="P41" svg:width="0.816cm" svg:height="0.638cm" svg:x="6.318cm" svg:y="2.194cm"><text:p/><draw:enhanced-geometry svg:viewBox="0 0 21600 21600" draw:type="rectangle" draw:enhanced-path="M 0 0 L 21600 0 21600 21600 0 21600 0 0 Z N"/></draw:custom-shape><draw:custom-shape draw:style-name="gr215" draw:text-style-name="P41" svg:width="0.817cm" svg:height="0.638cm" svg:x="7.133cm" svg:y="2.194cm"><text:p/><draw:enhanced-geometry svg:viewBox="0 0 21600 21600" draw:type="rectangle" draw:enhanced-path="M 0 0 L 21600 0 21600 21600 0 21600 0 0 Z N"/></draw:custom-shape><draw:custom-shape draw:style-name="gr216" draw:text-style-name="P41" svg:width="0.821cm" svg:height="0.638cm" svg:x="7.95cm" svg:y="2.194cm"><text:p/><draw:enhanced-geometry svg:viewBox="0 0 21600 21600" draw:type="rectangle" draw:enhanced-path="M 0 0 L 21600 0 21600 21600 0 21600 0 0 Z N"/></draw:custom-shape><draw:custom-shape draw:style-name="gr217" draw:text-style-name="P41" svg:width="0.817cm" svg:height="0.638cm" svg:x="8.77cm" svg:y="2.194cm"><text:p/><draw:enhanced-geometry svg:viewBox="0 0 21600 21600" draw:type="rectangle" draw:enhanced-path="M 0 0 L 21600 0 21600 21600 0 21600 0 0 Z N"/></draw:custom-shape><draw:custom-shape draw:style-name="gr218" draw:text-style-name="P41" svg:width="0.816cm" svg:height="0.638cm" svg:x="9.587cm" svg:y="2.194cm"><text:p/><draw:enhanced-geometry svg:viewBox="0 0 21600 21600" draw:type="rectangle" draw:enhanced-path="M 0 0 L 21600 0 21600 21600 0 21600 0 0 Z N"/></draw:custom-shape><draw:custom-shape draw:style-name="gr219" draw:text-style-name="P41" svg:width="0.819cm" svg:height="0.638cm" svg:x="10.402cm" svg:y="2.194cm"><text:p/><draw:enhanced-geometry svg:viewBox="0 0 21600 21600" draw:type="rectangle" draw:enhanced-path="M 0 0 L 21600 0 21600 21600 0 21600 0 0 Z N"/></draw:custom-shape><draw:custom-shape draw:style-name="gr220" draw:text-style-name="P41" svg:width="0.819cm" svg:height="0.638cm" svg:x="11.22cm" svg:y="2.194cm"><text:p/><draw:enhanced-geometry svg:viewBox="0 0 21600 21600" draw:type="rectangle" draw:enhanced-path="M 0 0 L 21600 0 21600 21600 0 21600 0 0 Z N"/></draw:custom-shape><draw:custom-shape draw:style-name="gr221" draw:text-style-name="P42" svg:width="0.821cm" svg:height="0.639cm" svg:x="2.23cm" svg:y="3.259cm"><text:p/><draw:enhanced-geometry svg:viewBox="0 0 21600 21600" draw:type="rectangle" draw:enhanced-path="M 0 0 L 21600 0 21600 21600 0 21600 0 0 Z N"/></draw:custom-shape><draw:custom-shape draw:style-name="gr222" draw:text-style-name="P42" svg:width="0.817cm" svg:height="0.639cm" svg:x="3.05cm" svg:y="3.259cm"><text:p/><draw:enhanced-geometry svg:viewBox="0 0 21600 21600" draw:type="rectangle" draw:enhanced-path="M 0 0 L 21600 0 21600 21600 0 21600 0 0 Z N"/></draw:custom-shape><draw:custom-shape draw:style-name="gr223" draw:text-style-name="P42" svg:width="0.817cm" svg:height="0.639cm" svg:x="3.866cm" svg:y="3.259cm"><text:p/><draw:enhanced-geometry svg:viewBox="0 0 21600 21600" draw:type="rectangle" draw:enhanced-path="M 0 0 L 21600 0 21600 21600 0 21600 0 0 Z N"/></draw:custom-shape><draw:custom-shape draw:style-name="gr224" draw:text-style-name="P42" svg:width="0.817cm" svg:height="0.639cm" svg:x="4.683cm" svg:y="3.259cm"><text:p/><draw:enhanced-geometry svg:viewBox="0 0 21600 21600" draw:type="rectangle" draw:enhanced-path="M 0 0 L 21600 0 21600 21600 0 21600 0 0 Z N"/></draw:custom-shape><draw:custom-shape draw:style-name="gr225" draw:text-style-name="P40" xml:id="id49" draw:id="id49" svg:width="0.819cm" svg:height="0.639cm" svg:x="5.5cm" svg:y="3.259cm"><text:p/><draw:enhanced-geometry svg:viewBox="0 0 21600 21600" draw:type="rectangle" draw:enhanced-path="M 0 0 L 21600 0 21600 21600 0 21600 0 0 Z N"/></draw:custom-shape><draw:custom-shape draw:style-name="gr226" draw:text-style-name="P40" xml:id="id53" draw:id="id53" svg:width="0.816cm" svg:height="0.639cm" svg:x="6.318cm" svg:y="3.259cm"><text:p/><draw:enhanced-geometry svg:viewBox="0 0 21600 21600" draw:type="rectangle" draw:enhanced-path="M 0 0 L 21600 0 21600 21600 0 21600 0 0 Z N"/></draw:custom-shape><draw:custom-shape draw:style-name="gr227" draw:text-style-name="P40" xml:id="id51" draw:id="id51" svg:width="0.817cm" svg:height="0.639cm" svg:x="7.133cm" svg:y="3.259cm"><text:p/><draw:enhanced-geometry svg:viewBox="0 0 21600 21600" draw:type="rectangle" draw:enhanced-path="M 0 0 L 21600 0 21600 21600 0 21600 0 0 Z N"/></draw:custom-shape><draw:custom-shape draw:style-name="gr228" draw:text-style-name="P40" xml:id="id56" draw:id="id56" svg:width="0.821cm" svg:height="0.639cm" svg:x="7.95cm" svg:y="3.259cm"><text:p/><draw:enhanced-geometry svg:viewBox="0 0 21600 21600" draw:type="rectangle" draw:enhanced-path="M 0 0 L 21600 0 21600 21600 0 21600 0 0 Z N"/></draw:custom-shape><draw:custom-shape draw:style-name="gr229" draw:text-style-name="P41" svg:width="0.817cm" svg:height="0.639cm" svg:x="8.77cm" svg:y="3.259cm"><text:p/><draw:enhanced-geometry svg:viewBox="0 0 21600 21600" draw:type="rectangle" draw:enhanced-path="M 0 0 L 21600 0 21600 21600 0 21600 0 0 Z N"/></draw:custom-shape><draw:custom-shape draw:style-name="gr230" draw:text-style-name="P41" svg:width="0.816cm" svg:height="0.639cm" svg:x="9.587cm" svg:y="3.259cm"><text:p/><draw:enhanced-geometry svg:viewBox="0 0 21600 21600" draw:type="rectangle" draw:enhanced-path="M 0 0 L 21600 0 21600 21600 0 21600 0 0 Z N"/></draw:custom-shape><draw:custom-shape draw:style-name="gr231" draw:text-style-name="P41" svg:width="0.819cm" svg:height="0.639cm" svg:x="10.402cm" svg:y="3.259cm"><text:p/><draw:enhanced-geometry svg:viewBox="0 0 21600 21600" draw:type="rectangle" draw:enhanced-path="M 0 0 L 21600 0 21600 21600 0 21600 0 0 Z N"/></draw:custom-shape><draw:custom-shape draw:style-name="gr232" draw:text-style-name="P41" svg:width="0.819cm" svg:height="0.639cm" svg:x="11.22cm" svg:y="3.259cm"><text:p/><draw:enhanced-geometry svg:viewBox="0 0 21600 21600" draw:type="rectangle" draw:enhanced-path="M 0 0 L 21600 0 21600 21600 0 21600 0 0 Z N"/></draw:custom-shape><draw:custom-shape draw:style-name="gr233" draw:text-style-name="P42" svg:width="0.821cm" svg:height="0.638cm" svg:x="2.23cm" svg:y="4.327cm"><text:p/><draw:enhanced-geometry svg:viewBox="0 0 21600 21600" draw:type="rectangle" draw:enhanced-path="M 0 0 L 21600 0 21600 21600 0 21600 0 0 Z N"/></draw:custom-shape><draw:custom-shape draw:style-name="gr234" draw:text-style-name="P42" svg:width="0.817cm" svg:height="0.638cm" svg:x="3.05cm" svg:y="4.327cm"><text:p/><draw:enhanced-geometry svg:viewBox="0 0 21600 21600" draw:type="rectangle" draw:enhanced-path="M 0 0 L 21600 0 21600 21600 0 21600 0 0 Z N"/></draw:custom-shape><draw:custom-shape draw:style-name="gr235" draw:text-style-name="P42" svg:width="0.817cm" svg:height="0.638cm" svg:x="3.866cm" svg:y="4.327cm"><text:p/><draw:enhanced-geometry svg:viewBox="0 0 21600 21600" draw:type="rectangle" draw:enhanced-path="M 0 0 L 21600 0 21600 21600 0 21600 0 0 Z N"/></draw:custom-shape><draw:custom-shape draw:style-name="gr236" draw:text-style-name="P42" svg:width="0.817cm" svg:height="0.638cm" svg:x="4.683cm" svg:y="4.327cm"><text:p/><draw:enhanced-geometry svg:viewBox="0 0 21600 21600" draw:type="rectangle" draw:enhanced-path="M 0 0 L 21600 0 21600 21600 0 21600 0 0 Z N"/></draw:custom-shape><draw:custom-shape draw:style-name="gr237" draw:text-style-name="P42" svg:width="0.819cm" svg:height="0.638cm" svg:x="5.5cm" svg:y="4.327cm"><text:p/><draw:enhanced-geometry svg:viewBox="0 0 21600 21600" draw:type="rectangle" draw:enhanced-path="M 0 0 L 21600 0 21600 21600 0 21600 0 0 Z N"/></draw:custom-shape><draw:custom-shape draw:style-name="gr238" draw:text-style-name="P42" svg:width="0.816cm" svg:height="0.638cm" svg:x="6.318cm" svg:y="4.327cm"><text:p/><draw:enhanced-geometry svg:viewBox="0 0 21600 21600" draw:type="rectangle" draw:enhanced-path="M 0 0 L 21600 0 21600 21600 0 21600 0 0 Z N"/></draw:custom-shape><draw:custom-shape draw:style-name="gr239" draw:text-style-name="P42" svg:width="0.817cm" svg:height="0.638cm" svg:x="7.133cm" svg:y="4.327cm"><text:p/><draw:enhanced-geometry svg:viewBox="0 0 21600 21600" draw:type="rectangle" draw:enhanced-path="M 0 0 L 21600 0 21600 21600 0 21600 0 0 Z N"/></draw:custom-shape><draw:custom-shape draw:style-name="gr240" draw:text-style-name="P42" svg:width="0.821cm" svg:height="0.638cm" svg:x="7.95cm" svg:y="4.327cm"><text:p/><draw:enhanced-geometry svg:viewBox="0 0 21600 21600" draw:type="rectangle" draw:enhanced-path="M 0 0 L 21600 0 21600 21600 0 21600 0 0 Z N"/></draw:custom-shape><draw:custom-shape draw:style-name="gr241" draw:text-style-name="P40" xml:id="id52" draw:id="id52" svg:width="0.817cm" svg:height="0.638cm" svg:x="8.77cm" svg:y="4.327cm"><text:p/><draw:enhanced-geometry svg:viewBox="0 0 21600 21600" draw:type="rectangle" draw:enhanced-path="M 0 0 L 21600 0 21600 21600 0 21600 0 0 Z N"/></draw:custom-shape><draw:custom-shape draw:style-name="gr242" draw:text-style-name="P40" xml:id="id54" draw:id="id54" svg:width="0.816cm" svg:height="0.638cm" svg:x="9.587cm" svg:y="4.327cm"><text:p/><draw:enhanced-geometry svg:viewBox="0 0 21600 21600" draw:type="rectangle" draw:enhanced-path="M 0 0 L 21600 0 21600 21600 0 21600 0 0 Z N"/></draw:custom-shape><draw:custom-shape draw:style-name="gr243" draw:text-style-name="P40" xml:id="id55" draw:id="id55" svg:width="0.819cm" svg:height="0.638cm" svg:x="10.402cm" svg:y="4.327cm"><text:p/><draw:enhanced-geometry svg:viewBox="0 0 21600 21600" draw:type="rectangle" draw:enhanced-path="M 0 0 L 21600 0 21600 21600 0 21600 0 0 Z N"/></draw:custom-shape><draw:custom-shape draw:style-name="gr244" draw:text-style-name="P40" xml:id="id57" draw:id="id57" svg:width="0.819cm" svg:height="0.638cm" svg:x="11.22cm" svg:y="4.327cm"><text:p/><draw:enhanced-geometry svg:viewBox="0 0 21600 21600" draw:type="rectangle" draw:enhanced-path="M 0 0 L 21600 0 21600 21600 0 21600 0 0 Z N"/></draw:custom-shape><draw:custom-shape draw:style-name="gr245" draw:text-style-name="P42" svg:width="0.821cm" svg:height="0.638cm" svg:x="2.23cm" svg:y="5.394cm"><text:p/><draw:enhanced-geometry svg:viewBox="0 0 21600 21600" draw:type="rectangle" draw:enhanced-path="M 0 0 L 21600 0 21600 21600 0 21600 0 0 Z N"/></draw:custom-shape><draw:custom-shape draw:style-name="gr246" draw:text-style-name="P42" svg:width="0.817cm" svg:height="0.638cm" svg:x="3.05cm" svg:y="5.394cm"><text:p/><draw:enhanced-geometry svg:viewBox="0 0 21600 21600" draw:type="rectangle" draw:enhanced-path="M 0 0 L 21600 0 21600 21600 0 21600 0 0 Z N"/></draw:custom-shape><draw:custom-shape draw:style-name="gr247" draw:text-style-name="P42" svg:width="0.817cm" svg:height="0.638cm" svg:x="3.866cm" svg:y="5.394cm"><text:p/><draw:enhanced-geometry svg:viewBox="0 0 21600 21600" draw:type="rectangle" draw:enhanced-path="M 0 0 L 21600 0 21600 21600 0 21600 0 0 Z N"/></draw:custom-shape><draw:custom-shape draw:style-name="gr248" draw:text-style-name="P42" svg:width="0.817cm" svg:height="0.638cm" svg:x="4.683cm" svg:y="5.394cm"><text:p/><draw:enhanced-geometry svg:viewBox="0 0 21600 21600" draw:type="rectangle" draw:enhanced-path="M 0 0 L 21600 0 21600 21600 0 21600 0 0 Z N"/></draw:custom-shape><draw:custom-shape draw:style-name="gr249" draw:text-style-name="P42" svg:width="0.819cm" svg:height="0.638cm" svg:x="5.5cm" svg:y="5.394cm"><text:p/><draw:enhanced-geometry svg:viewBox="0 0 21600 21600" draw:type="rectangle" draw:enhanced-path="M 0 0 L 21600 0 21600 21600 0 21600 0 0 Z N"/></draw:custom-shape><draw:custom-shape draw:style-name="gr250" draw:text-style-name="P42" svg:width="0.816cm" svg:height="0.638cm" svg:x="6.318cm" svg:y="5.394cm"><text:p/><draw:enhanced-geometry svg:viewBox="0 0 21600 21600" draw:type="rectangle" draw:enhanced-path="M 0 0 L 21600 0 21600 21600 0 21600 0 0 Z N"/></draw:custom-shape><draw:custom-shape draw:style-name="gr251" draw:text-style-name="P42" svg:width="0.817cm" svg:height="0.638cm" svg:x="7.133cm" svg:y="5.394cm"><text:p/><draw:enhanced-geometry svg:viewBox="0 0 21600 21600" draw:type="rectangle" draw:enhanced-path="M 0 0 L 21600 0 21600 21600 0 21600 0 0 Z N"/></draw:custom-shape><draw:custom-shape draw:style-name="gr252" draw:text-style-name="P42" svg:width="0.821cm" svg:height="0.638cm" svg:x="7.95cm" svg:y="5.394cm"><text:p/><draw:enhanced-geometry svg:viewBox="0 0 21600 21600" draw:type="rectangle" draw:enhanced-path="M 0 0 L 21600 0 21600 21600 0 21600 0 0 Z N"/></draw:custom-shape><draw:custom-shape draw:style-name="gr253" draw:text-style-name="P42" svg:width="0.817cm" svg:height="0.638cm" svg:x="8.77cm" svg:y="5.394cm"><text:p/><draw:enhanced-geometry svg:viewBox="0 0 21600 21600" draw:type="rectangle" draw:enhanced-path="M 0 0 L 21600 0 21600 21600 0 21600 0 0 Z N"/></draw:custom-shape><draw:custom-shape draw:style-name="gr254" draw:text-style-name="P42" svg:width="0.816cm" svg:height="0.638cm" svg:x="9.587cm" svg:y="5.394cm"><text:p/><draw:enhanced-geometry svg:viewBox="0 0 21600 21600" draw:type="rectangle" draw:enhanced-path="M 0 0 L 21600 0 21600 21600 0 21600 0 0 Z N"/></draw:custom-shape><draw:custom-shape draw:style-name="gr255" draw:text-style-name="P42" svg:width="0.819cm" svg:height="0.638cm" svg:x="10.402cm" svg:y="5.394cm"><text:p/><draw:enhanced-geometry svg:viewBox="0 0 21600 21600" draw:type="rectangle" draw:enhanced-path="M 0 0 L 21600 0 21600 21600 0 21600 0 0 Z N"/></draw:custom-shape><draw:custom-shape draw:style-name="gr256" draw:text-style-name="P42" svg:width="0.819cm" svg:height="0.638cm" svg:x="11.22cm" svg:y="5.394cm"><text:p/><draw:enhanced-geometry svg:viewBox="0 0 21600 21600" draw:type="rectangle" draw:enhanced-path="M 0 0 L 21600 0 21600 21600 0 21600 0 0 Z N"/></draw:custom-shape><draw:connector draw:style-name="gr257" draw:text-style-name="P43" draw:type="line" svg:x1="2.639cm" svg:y1="2.831cm" svg:x2="5.909cm" svg:y2="3.26cm" draw:start-shape="id48" draw:start-glue-point="2" draw:end-shape="id49" draw:end-glue-point="0" svg:d="M2639 2831l3270 429" svg:viewBox="0 0 3272 430"><text:p/></draw:connector><draw:connector draw:style-name="gr258" draw:text-style-name="P43" draw:type="line" svg:x1="4.274cm" svg:y1="2.831cm" svg:x2="7.541cm" svg:y2="3.26cm" draw:start-shape="id50" draw:start-glue-point="2" draw:end-shape="id51" draw:end-glue-point="0" svg:d="M4274 2831l3267 429" svg:viewBox="0 0 3268 430"><text:p/></draw:connector><draw:connector draw:style-name="gr259" draw:text-style-name="P43" draw:type="line" svg:x1="5.909cm" svg:y1="3.898cm" svg:x2="9.178cm" svg:y2="4.327cm" draw:start-shape="id49" draw:start-glue-point="2" draw:end-shape="id52" draw:end-glue-point="0" svg:d="M5909 3898l3269 429" svg:viewBox="0 0 3270 430"><text:p/></draw:connector><draw:connector draw:style-name="gr260" draw:text-style-name="P43" draw:type="line" svg:x1="6.726cm" svg:y1="3.898cm" svg:x2="9.994cm" svg:y2="4.327cm" draw:start-shape="id53" draw:start-glue-point="2" draw:end-shape="id54" draw:end-glue-point="0" svg:d="M6726 3898l3268 429" svg:viewBox="0 0 3270 430"><text:p/></draw:connector><draw:connector draw:style-name="gr261" draw:text-style-name="P43" draw:type="line" svg:x1="7.541cm" svg:y1="3.898cm" svg:x2="10.811cm" svg:y2="4.327cm" draw:start-shape="id51" draw:start-glue-point="2" draw:end-shape="id55" draw:end-glue-point="0" svg:d="M7541 3898l3270 429" svg:viewBox="0 0 3272 430"><text:p/></draw:connector><draw:connector draw:style-name="gr262" draw:text-style-name="P43" draw:type="line" svg:x1="8.359cm" svg:y1="3.898cm" svg:x2="11.629cm" svg:y2="4.327cm" draw:start-shape="id56" draw:start-glue-point="2" draw:end-shape="id57" draw:end-glue-point="0" svg:d="M8359 3898l3270 429" svg:viewBox="0 0 3272 430"><text:p/></draw:connector><draw:connector draw:style-name="gr263" draw:text-style-name="P43" draw:type="line" svg:x1="3.457cm" svg:y1="2.831cm" svg:x2="6.726cm" svg:y2="3.26cm" draw:start-shape="id58" draw:start-glue-point="2" draw:end-shape="id53" draw:end-glue-point="0" svg:d="M3457 2831l3269 429" svg:viewBox="0 0 3270 430"><text:p/></draw:connector><draw:connector draw:style-name="gr264" draw:text-style-name="P43" draw:type="line" svg:x1="5.091cm" svg:y1="2.831cm" svg:x2="8.359cm" svg:y2="3.26cm" draw:start-shape="id59" draw:start-glue-point="2" draw:end-shape="id56" draw:end-glue-point="0" svg:d="M5091 2831l3268 429" svg:viewBox="0 0 3270 430"><text:p/></draw:connector><draw:measure draw:style-name="gr265" draw:text-style-name="P34" svg:x1="2.23cm" svg:y1="1.764cm" svg:x2="5.42cm" svg:y2="1.764cm"><text:p text:style-name="P26"><text:span text:style-name="T38">workgroup</text:span></text:p></draw:measure><draw:frame draw:style-name="gr266" draw:text-style-name="P45" svg:width="0.639cm" svg:height="0.699cm" svg:x="1.591cm" svg:y="2.296cm"><draw:text-box><text:p text:style-name="P44"><text:span text:style-name="T41">1</text:span></text:p></draw:text-box></draw:frame><draw:frame draw:style-name="gr267" draw:text-style-name="P34" svg:width="0.571cm" svg:height="0.699cm" svg:x="1.66cm" svg:y="3.363cm"><draw:text-box><text:p text:style-name="P44"><text:span text:style-name="T38">2</text:span></text:p></draw:text-box></draw:frame><draw:frame draw:style-name="gr268" draw:text-style-name="P34" svg:width="0.639cm" svg:height="0.699cm" svg:x="1.591cm" svg:y="4.45cm"><draw:text-box><text:p text:style-name="P44"><text:span text:style-name="T38">3</text:span></text:p></draw:text-box></draw:frame><draw:frame draw:style-name="gr269" draw:text-style-name="P47" svg:width="2.167cm" svg:height="1.146cm" svg:x="0cm" svg:y="5.477cm"><draw:text-box><text:p text:style-name="P46"><text:span text:style-name="T38">Risultato</text:span></text:p></draw:text-box></draw:frame><draw:frame draw:style-name="gr270" draw:text-style-name="P48" svg:width="10.207cm" svg:height="0.699cm" svg:x="2.23cm" svg:y="6.563cm"><draw:text-box><text:p text:style-name="P31"><text:span text:style-name="T38">In blu le finestre in </text:span><text:span text:style-name="T38">lavorazione</text:span></text:p></draw:text-box></draw:frame><draw:frame draw:style-name="gr271" draw:text-style-name="P48" svg:width="10.207cm" svg:height="0.699cm" svg:x="2.23cm" svg:y="7.096cm"><draw:text-box><text:p text:style-name="P31"><text:span text:style-name="T38">In grigio le finestre </text:span><text:span text:style-name="T38">da processare</text:span></text:p></draw:text-box></draw:frame><draw:frame draw:style-name="gr272" draw:text-style-name="P48" svg:width="10.207cm" svg:height="0.699cm" svg:x="2.23cm" svg:y="7.629cm"><draw:text-box><text:p text:style-name="P31"><text:span text:style-name="T38">In verde le finestre </text:span><text:span text:style-name="T38">processate</text:span></text:p></draw:text-box></draw:frame></draw:g>Disegno <text:sequence text:ref-name="refDrawing2" text:name="Drawing" text:formula="ooow:Drawing+1" style:num-format="1">3</text:sequence>: Sliding Window</text:p></draw:text-box></draw:frame>Map</text:p>
      <text:p text:style-name="P8">L’operazione di map, <text:span text:style-name="T7">chiamata anche transform, generalmente esegue una funzione su ogni valore di un array </text:span><text:span text:style-name="T10">restituisce un nuovo array</text:span><text:span text:style-name="T7">. In OpenCL map è l’operazione più semplice e imbarazzantemente parallela da eseguire.</text:span></text:p>
      <text:p text:style-name="P6"/>
      <text:p text:style-name="P19">Reduce</text:p>
      <text:p text:style-name="P10">L’operazione di reduce permette <text:span text:style-name="T19">di produrre </text:span>un valore da un set di dati usando una funzione <text:span text:style-name="T11">operante su di un accumulatore e ogni elemento dell’array. In OpenCL </text:span><text:span text:style-name="T12">non è banale come operazione e l’implementazione nel progetto usa cooperazione tra thread.</text:span></text:p>
      <text:p text:style-name="P11">In dettaglio, l’algoritmo lavora su <text:span text:style-name="T14">di un array di scratch e u</text:span>n generatore di potenze di due, a partire da <text:span text:style-name="T9">n=2</text:span><text:span text:style-name="T22">1</text:span> fino alla potenza uguale o minore della dimensione della riga:</text:p>
      <text:p text:style-name="P12">per ogni potenza generata, sia <text:span text:style-name="T13">n </text:span><text:span text:style-name="T15">la potenza, </text:span><text:span text:style-name="T13">mask</text:span><text:span text:style-name="T15"> e </text:span><text:span text:style-name="T13">middle </text:span><text:span text:style-name="T15">sono rispettivamente l’AND bitwise tra l’</text:span><text:span text:style-name="T13">id del thread locale e n-1</text:span><text:span text:style-name="T18"> –</text:span><text:span text:style-name="T15"> mask virtualmente suddivide l’array in gruppi di dimensione </text:span><text:span text:style-name="T13">n</text:span><text:span text:style-name="T15"> e numerati </text:span><text:span text:style-name="T18">–</text:span><text:span text:style-name="T15">, e </text:span><text:span text:style-name="T13">n/2</text:span><text:span text:style-name="T15"> per middle, che indica l’elemento centrale nei sottogruppi </text:span><text:soft-page-break/><text:span text:style-name="T15">indicati da </text:span><text:span text:style-name="T13">mask</text:span><text:span text:style-name="T15">, dunque viene eseguita una sliding window sui dati di input e selezionati solo gli elementi cui </text:span><text:span text:style-name="T13">mask = 0</text:span><text:span text:style-name="T15">, ovvero il primo elemento nel sottogruppo virtuale, </text:span><text:span text:style-name="T18">la funzione di riduzione dovrà essere eseguita tra il primo elemento del sottogruppo</text:span><text:span text:style-name="T15"> che </text:span><text:span text:style-name="T17">servirà</text:span><text:span text:style-name="T15"> da accumulatore </text:span><text:span text:style-name="T18">e quello centrale</text:span><text:span text:style-name="T15">. Per ogni iterazione sul generatore di potenze, il valore dell’accumulatore si sposterà a sinistra, </text:span><text:span text:style-name="T16">il risultato si troverà sul primo elemento dell’array di scratch.</text:span></text:p>
      <text:p text:style-name="P12"><text:span text:style-name="T16"/></text:p>
      <text:p text:style-name="P6"><draw:frame draw:style-name="fr1" draw:name="Cornice4" text:anchor-type="paragraph" svg:y="0.002cm" svg:width="18.468cm" draw:z-index="6"><draw:text-box fo:min-height="11.799cm"><text:p text:style-name="Drawing"><draw:g text:anchor-type="paragraph" draw:z-index="7" draw:name="Forma4" draw:style-name="gr1"><draw:custom-shape draw:style-name="gr119" draw:text-style-name="P28" svg:width="1.089cm" svg:height="0.983cm" svg:x="1.087cm" svg:y="1.646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120" draw:text-style-name="P27" svg:width="1.084cm" svg:height="0.983cm" svg:x="2.175cm" svg:y="1.646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121" draw:text-style-name="P28" svg:width="1.087cm" svg:height="0.983cm" svg:x="3.258cm" svg:y="1.646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122" draw:text-style-name="P27" svg:width="1.089cm" svg:height="0.983cm" svg:x="4.344cm" svg:y="1.646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123" draw:text-style-name="P28" svg:width="1.086cm" svg:height="0.983cm" svg:x="5.433cm" svg:y="1.646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124" draw:text-style-name="P27" svg:width="1.086cm" svg:height="0.983cm" svg:x="6.518cm" svg:y="1.646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125" draw:text-style-name="P28" svg:width="1.089cm" svg:height="0.983cm" svg:x="7.602cm" svg:y="1.646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126" draw:text-style-name="P27" svg:width="1.086cm" svg:height="0.983cm" svg:x="8.691cm" svg:y="1.646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127" draw:text-style-name="P28" svg:width="1.087cm" svg:height="0.983cm" svg:x="9.775cm" svg:y="1.646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128" draw:text-style-name="P27" svg:width="1.087cm" svg:height="0.983cm" svg:x="10.862cm" svg:y="1.646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129" draw:text-style-name="P28" svg:width="1.086cm" svg:height="0.983cm" svg:x="11.949cm" svg:y="1.646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130" draw:text-style-name="P27" svg:width="1.087cm" svg:height="0.983cm" svg:x="13.033cm" svg:y="1.646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131" draw:text-style-name="P28" svg:width="1.089cm" svg:height="0.981cm" svg:x="1.087cm" svg:y="3.545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132" draw:text-style-name="P29" svg:width="1.084cm" svg:height="0.981cm" svg:x="2.175cm" svg:y="3.545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133" draw:text-style-name="P27" svg:width="1.087cm" svg:height="0.981cm" svg:x="3.258cm" svg:y="3.545cm"><text:p text:style-name="P26"><text:span text:style-name="T38">2</text:span></text:p><draw:enhanced-geometry svg:viewBox="0 0 21600 21600" draw:type="rectangle" draw:enhanced-path="M 0 0 L 21600 0 21600 21600 0 21600 0 0 Z N"/></draw:custom-shape><draw:custom-shape draw:style-name="gr134" draw:text-style-name="P29" svg:width="1.089cm" svg:height="0.981cm" svg:x="4.344cm" svg:y="3.545cm"><text:p text:style-name="P26"><text:span text:style-name="T38">3</text:span></text:p><draw:enhanced-geometry svg:viewBox="0 0 21600 21600" draw:type="rectangle" draw:enhanced-path="M 0 0 L 21600 0 21600 21600 0 21600 0 0 Z N"/></draw:custom-shape><draw:custom-shape draw:style-name="gr135" draw:text-style-name="P28" svg:width="1.086cm" svg:height="0.981cm" svg:x="5.433cm" svg:y="3.545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136" draw:text-style-name="P29" svg:width="1.086cm" svg:height="0.981cm" svg:x="6.518cm" svg:y="3.545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137" draw:text-style-name="P27" svg:width="1.089cm" svg:height="0.981cm" svg:x="7.602cm" svg:y="3.545cm"><text:p text:style-name="P26"><text:span text:style-name="T38">2</text:span></text:p><draw:enhanced-geometry svg:viewBox="0 0 21600 21600" draw:type="rectangle" draw:enhanced-path="M 0 0 L 21600 0 21600 21600 0 21600 0 0 Z N"/></draw:custom-shape><draw:custom-shape draw:style-name="gr138" draw:text-style-name="P29" svg:width="1.086cm" svg:height="0.981cm" svg:x="8.691cm" svg:y="3.545cm"><text:p text:style-name="P26"><text:span text:style-name="T38">3</text:span></text:p><draw:enhanced-geometry svg:viewBox="0 0 21600 21600" draw:type="rectangle" draw:enhanced-path="M 0 0 L 21600 0 21600 21600 0 21600 0 0 Z N"/></draw:custom-shape><draw:custom-shape draw:style-name="gr139" draw:text-style-name="P28" svg:width="1.087cm" svg:height="0.981cm" svg:x="14.12cm" svg:y="3.545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140" draw:text-style-name="P29" svg:width="1.086cm" svg:height="0.981cm" svg:x="15.206cm" svg:y="3.545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141" draw:text-style-name="P27" svg:width="1.087cm" svg:height="0.981cm" svg:x="16.291cm" svg:y="3.545cm"><text:p text:style-name="P26"><text:span text:style-name="T38">2</text:span></text:p><draw:enhanced-geometry svg:viewBox="0 0 21600 21600" draw:type="rectangle" draw:enhanced-path="M 0 0 L 21600 0 21600 21600 0 21600 0 0 Z N"/></draw:custom-shape><draw:custom-shape draw:style-name="gr142" draw:text-style-name="P29" svg:width="1.087cm" svg:height="0.981cm" svg:x="17.378cm" svg:y="3.545cm"><text:p text:style-name="P26"><text:span text:style-name="T38">3</text:span></text:p><draw:enhanced-geometry svg:viewBox="0 0 21600 21600" draw:type="rectangle" draw:enhanced-path="M 0 0 L 21600 0 21600 21600 0 21600 0 0 Z N"/></draw:custom-shape><draw:custom-shape draw:style-name="gr143" draw:text-style-name="P28" svg:width="1.089cm" svg:height="0.981cm" svg:x="1.087cm" svg:y="5.35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144" draw:text-style-name="P29" svg:width="1.084cm" svg:height="0.981cm" svg:x="2.175cm" svg:y="5.35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145" draw:text-style-name="P29" svg:width="1.087cm" svg:height="0.981cm" svg:x="3.258cm" svg:y="5.35cm"><text:p text:style-name="P26"><text:span text:style-name="T38">2</text:span></text:p><draw:enhanced-geometry svg:viewBox="0 0 21600 21600" draw:type="rectangle" draw:enhanced-path="M 0 0 L 21600 0 21600 21600 0 21600 0 0 Z N"/></draw:custom-shape><draw:custom-shape draw:style-name="gr146" draw:text-style-name="P29" svg:width="1.089cm" svg:height="0.981cm" svg:x="4.344cm" svg:y="5.35cm"><text:p text:style-name="P26"><text:span text:style-name="T38">3</text:span></text:p><draw:enhanced-geometry svg:viewBox="0 0 21600 21600" draw:type="rectangle" draw:enhanced-path="M 0 0 L 21600 0 21600 21600 0 21600 0 0 Z N"/></draw:custom-shape><draw:custom-shape draw:style-name="gr147" draw:text-style-name="P27" svg:width="1.086cm" svg:height="0.981cm" svg:x="5.433cm" svg:y="5.35cm"><text:p text:style-name="P26"><text:span text:style-name="T38">4</text:span></text:p><draw:enhanced-geometry svg:viewBox="0 0 21600 21600" draw:type="rectangle" draw:enhanced-path="M 0 0 L 21600 0 21600 21600 0 21600 0 0 Z N"/></draw:custom-shape><draw:custom-shape draw:style-name="gr148" draw:text-style-name="P29" svg:width="1.086cm" svg:height="0.981cm" svg:x="6.518cm" svg:y="5.35cm"><text:p text:style-name="P26"><text:span text:style-name="T38">5</text:span></text:p><draw:enhanced-geometry svg:viewBox="0 0 21600 21600" draw:type="rectangle" draw:enhanced-path="M 0 0 L 21600 0 21600 21600 0 21600 0 0 Z N"/></draw:custom-shape><draw:custom-shape draw:style-name="gr149" draw:text-style-name="P29" svg:width="1.089cm" svg:height="0.981cm" svg:x="7.602cm" svg:y="5.35cm"><text:p text:style-name="P26"><text:span text:style-name="T38">6</text:span></text:p><draw:enhanced-geometry svg:viewBox="0 0 21600 21600" draw:type="rectangle" draw:enhanced-path="M 0 0 L 21600 0 21600 21600 0 21600 0 0 Z N"/></draw:custom-shape><draw:custom-shape draw:style-name="gr150" draw:text-style-name="P29" svg:width="1.086cm" svg:height="0.981cm" svg:x="8.691cm" svg:y="5.35cm"><text:p text:style-name="P26"><text:span text:style-name="T38">7</text:span></text:p><draw:enhanced-geometry svg:viewBox="0 0 21600 21600" draw:type="rectangle" draw:enhanced-path="M 0 0 L 21600 0 21600 21600 0 21600 0 0 Z N"/></draw:custom-shape><draw:custom-shape draw:style-name="gr151" draw:text-style-name="P28" svg:width="1.087cm" svg:height="0.981cm" svg:x="9.775cm" svg:y="5.35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152" draw:text-style-name="P29" svg:width="1.087cm" svg:height="0.981cm" svg:x="10.862cm" svg:y="5.35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153" draw:text-style-name="P29" svg:width="1.086cm" svg:height="0.981cm" svg:x="11.949cm" svg:y="5.35cm"><text:p text:style-name="P26"><text:span text:style-name="T38">2</text:span></text:p><draw:enhanced-geometry svg:viewBox="0 0 21600 21600" draw:type="rectangle" draw:enhanced-path="M 0 0 L 21600 0 21600 21600 0 21600 0 0 Z N"/></draw:custom-shape><draw:custom-shape draw:style-name="gr154" draw:text-style-name="P29" svg:width="1.087cm" svg:height="0.981cm" svg:x="13.033cm" svg:y="5.35cm"><text:p text:style-name="P26"><text:span text:style-name="T38">3</text:span></text:p><draw:enhanced-geometry svg:viewBox="0 0 21600 21600" draw:type="rectangle" draw:enhanced-path="M 0 0 L 21600 0 21600 21600 0 21600 0 0 Z N"/></draw:custom-shape><draw:custom-shape draw:style-name="gr155" draw:text-style-name="P28" svg:width="1.087cm" svg:height="0.983cm" svg:x="14.12cm" svg:y="1.646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156" draw:text-style-name="P27" svg:width="1.086cm" svg:height="0.983cm" svg:x="15.206cm" svg:y="1.646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157" draw:text-style-name="P28" svg:width="1.087cm" svg:height="0.983cm" svg:x="16.291cm" svg:y="1.646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158" draw:text-style-name="P27" svg:width="1.087cm" svg:height="0.983cm" svg:x="17.378cm" svg:y="1.646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159" draw:text-style-name="P28" svg:width="1.087cm" svg:height="0.981cm" svg:x="9.775cm" svg:y="3.545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160" draw:text-style-name="P29" svg:width="1.087cm" svg:height="0.981cm" svg:x="10.862cm" svg:y="3.545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161" draw:text-style-name="P27" svg:width="1.086cm" svg:height="0.981cm" svg:x="11.949cm" svg:y="3.545cm"><text:p text:style-name="P26"><text:span text:style-name="T38">2</text:span></text:p><draw:enhanced-geometry svg:viewBox="0 0 21600 21600" draw:type="rectangle" draw:enhanced-path="M 0 0 L 21600 0 21600 21600 0 21600 0 0 Z N"/></draw:custom-shape><draw:custom-shape draw:style-name="gr162" draw:text-style-name="P29" svg:width="1.087cm" svg:height="0.981cm" svg:x="13.033cm" svg:y="3.545cm"><text:p text:style-name="P26"><text:span text:style-name="T38">3</text:span></text:p><draw:enhanced-geometry svg:viewBox="0 0 21600 21600" draw:type="rectangle" draw:enhanced-path="M 0 0 L 21600 0 21600 21600 0 21600 0 0 Z N"/></draw:custom-shape><draw:custom-shape draw:style-name="gr163" draw:text-style-name="P27" svg:width="1.087cm" svg:height="0.981cm" svg:x="14.12cm" svg:y="5.35cm"><text:p text:style-name="P26"><text:span text:style-name="T38">4</text:span></text:p><draw:enhanced-geometry svg:viewBox="0 0 21600 21600" draw:type="rectangle" draw:enhanced-path="M 0 0 L 21600 0 21600 21600 0 21600 0 0 Z N"/></draw:custom-shape><draw:custom-shape draw:style-name="gr164" draw:text-style-name="P29" svg:width="1.086cm" svg:height="0.981cm" svg:x="15.206cm" svg:y="5.35cm"><text:p text:style-name="P26"><text:span text:style-name="T38">5</text:span></text:p><draw:enhanced-geometry svg:viewBox="0 0 21600 21600" draw:type="rectangle" draw:enhanced-path="M 0 0 L 21600 0 21600 21600 0 21600 0 0 Z N"/></draw:custom-shape><draw:custom-shape draw:style-name="gr165" draw:text-style-name="P29" svg:width="1.087cm" svg:height="0.981cm" svg:x="16.291cm" svg:y="5.35cm"><text:p text:style-name="P26"><text:span text:style-name="T38">6</text:span></text:p><draw:enhanced-geometry svg:viewBox="0 0 21600 21600" draw:type="rectangle" draw:enhanced-path="M 0 0 L 21600 0 21600 21600 0 21600 0 0 Z N"/></draw:custom-shape><draw:custom-shape draw:style-name="gr166" draw:text-style-name="P29" svg:width="1.087cm" svg:height="0.981cm" svg:x="17.378cm" svg:y="5.35cm"><text:p text:style-name="P26"><text:span text:style-name="T38">7</text:span></text:p><draw:enhanced-geometry svg:viewBox="0 0 21600 21600" draw:type="rectangle" draw:enhanced-path="M 0 0 L 21600 0 21600 21600 0 21600 0 0 Z N"/></draw:custom-shape><draw:custom-shape draw:style-name="gr167" draw:text-style-name="P30" svg:width="1.089cm" svg:height="0.981cm" svg:x="1.087cm" svg:y="0cm"><text:p text:style-name="P26"><text:span text:style-name="T38">i=0</text:span></text:p><draw:enhanced-geometry svg:viewBox="0 0 21600 21600" draw:type="rectangle" draw:enhanced-path="M 0 0 L 21600 0 21600 21600 0 21600 0 0 Z N"/></draw:custom-shape><draw:custom-shape draw:style-name="gr168" draw:text-style-name="P30" svg:width="1.084cm" svg:height="0.981cm" svg:x="2.175cm" svg:y="0cm"><text:p text:style-name="P26"><text:span text:style-name="T38">i=1</text:span></text:p><draw:enhanced-geometry svg:viewBox="0 0 21600 21600" draw:type="rectangle" draw:enhanced-path="M 0 0 L 21600 0 21600 21600 0 21600 0 0 Z N"/></draw:custom-shape><draw:custom-shape draw:style-name="gr169" draw:text-style-name="P30" svg:width="1.087cm" svg:height="0.981cm" svg:x="3.258cm" svg:y="0cm"><text:p text:style-name="P26"><text:span text:style-name="T38">i=2</text:span></text:p><draw:enhanced-geometry svg:viewBox="0 0 21600 21600" draw:type="rectangle" draw:enhanced-path="M 0 0 L 21600 0 21600 21600 0 21600 0 0 Z N"/></draw:custom-shape><draw:custom-shape draw:style-name="gr170" draw:text-style-name="P30" svg:width="1.089cm" svg:height="0.981cm" svg:x="4.344cm" svg:y="0cm"><text:p text:style-name="P26"><text:span text:style-name="T38">i=3</text:span></text:p><draw:enhanced-geometry svg:viewBox="0 0 21600 21600" draw:type="rectangle" draw:enhanced-path="M 0 0 L 21600 0 21600 21600 0 21600 0 0 Z N"/></draw:custom-shape><draw:custom-shape draw:style-name="gr171" draw:text-style-name="P30" svg:width="1.086cm" svg:height="0.981cm" svg:x="5.433cm" svg:y="0cm"><text:p text:style-name="P26"><text:span text:style-name="T38">i=4</text:span></text:p><draw:enhanced-geometry svg:viewBox="0 0 21600 21600" draw:type="rectangle" draw:enhanced-path="M 0 0 L 21600 0 21600 21600 0 21600 0 0 Z N"/></draw:custom-shape><draw:custom-shape draw:style-name="gr172" draw:text-style-name="P30" svg:width="1.086cm" svg:height="0.981cm" svg:x="6.518cm" svg:y="0cm"><text:p text:style-name="P26"><text:span text:style-name="T38">i=5</text:span></text:p><draw:enhanced-geometry svg:viewBox="0 0 21600 21600" draw:type="rectangle" draw:enhanced-path="M 0 0 L 21600 0 21600 21600 0 21600 0 0 Z N"/></draw:custom-shape><draw:custom-shape draw:style-name="gr173" draw:text-style-name="P30" svg:width="1.089cm" svg:height="0.981cm" svg:x="7.602cm" svg:y="0cm"><text:p text:style-name="P26"><text:span text:style-name="T38">i=6</text:span></text:p><draw:enhanced-geometry svg:viewBox="0 0 21600 21600" draw:type="rectangle" draw:enhanced-path="M 0 0 L 21600 0 21600 21600 0 21600 0 0 Z N"/></draw:custom-shape><draw:custom-shape draw:style-name="gr174" draw:text-style-name="P30" svg:width="1.086cm" svg:height="0.981cm" svg:x="8.691cm" svg:y="0cm"><text:p text:style-name="P26"><text:span text:style-name="T38">i=7</text:span></text:p><draw:enhanced-geometry svg:viewBox="0 0 21600 21600" draw:type="rectangle" draw:enhanced-path="M 0 0 L 21600 0 21600 21600 0 21600 0 0 Z N"/></draw:custom-shape><draw:custom-shape draw:style-name="gr175" draw:text-style-name="P30" svg:width="1.087cm" svg:height="0.981cm" svg:x="9.775cm" svg:y="0cm"><text:p text:style-name="P26"><text:span text:style-name="T38">i=8</text:span></text:p><draw:enhanced-geometry svg:viewBox="0 0 21600 21600" draw:type="rectangle" draw:enhanced-path="M 0 0 L 21600 0 21600 21600 0 21600 0 0 Z N"/></draw:custom-shape><draw:custom-shape draw:style-name="gr176" draw:text-style-name="P30" svg:width="1.087cm" svg:height="0.981cm" svg:x="10.862cm" svg:y="0cm"><text:p text:style-name="P26"><text:span text:style-name="T38">i=9</text:span></text:p><draw:enhanced-geometry svg:viewBox="0 0 21600 21600" draw:type="rectangle" draw:enhanced-path="M 0 0 L 21600 0 21600 21600 0 21600 0 0 Z N"/></draw:custom-shape><draw:custom-shape draw:style-name="gr177" draw:text-style-name="P30" svg:width="1.086cm" svg:height="0.981cm" svg:x="11.949cm" svg:y="0cm"><text:p text:style-name="P26"><text:span text:style-name="T38">i=10</text:span></text:p><draw:enhanced-geometry svg:viewBox="0 0 21600 21600" draw:type="rectangle" draw:enhanced-path="M 0 0 L 21600 0 21600 21600 0 21600 0 0 Z N"/></draw:custom-shape><draw:custom-shape draw:style-name="gr178" draw:text-style-name="P30" svg:width="1.087cm" svg:height="0.981cm" svg:x="13.033cm" svg:y="0cm"><text:p text:style-name="P26"><text:span text:style-name="T38">i=11</text:span></text:p><draw:enhanced-geometry svg:viewBox="0 0 21600 21600" draw:type="rectangle" draw:enhanced-path="M 0 0 L 21600 0 21600 21600 0 21600 0 0 Z N"/></draw:custom-shape><draw:custom-shape draw:style-name="gr179" draw:text-style-name="P30" svg:width="1.087cm" svg:height="0.981cm" svg:x="14.12cm" svg:y="0cm"><text:p text:style-name="P26"><text:span text:style-name="T38">i=12</text:span></text:p><draw:enhanced-geometry svg:viewBox="0 0 21600 21600" draw:type="rectangle" draw:enhanced-path="M 0 0 L 21600 0 21600 21600 0 21600 0 0 Z N"/></draw:custom-shape><draw:custom-shape draw:style-name="gr180" draw:text-style-name="P30" svg:width="1.086cm" svg:height="0.981cm" svg:x="15.206cm" svg:y="0cm"><text:p text:style-name="P26"><text:span text:style-name="T38">i=13</text:span></text:p><draw:enhanced-geometry svg:viewBox="0 0 21600 21600" draw:type="rectangle" draw:enhanced-path="M 0 0 L 21600 0 21600 21600 0 21600 0 0 Z N"/></draw:custom-shape><draw:custom-shape draw:style-name="gr181" draw:text-style-name="P30" svg:width="1.087cm" svg:height="0.981cm" svg:x="16.291cm" svg:y="0cm"><text:p text:style-name="P26"><text:span text:style-name="T38">i=14</text:span></text:p><draw:enhanced-geometry svg:viewBox="0 0 21600 21600" draw:type="rectangle" draw:enhanced-path="M 0 0 L 21600 0 21600 21600 0 21600 0 0 Z N"/></draw:custom-shape><draw:custom-shape draw:style-name="gr182" draw:text-style-name="P30" svg:width="1.087cm" svg:height="0.981cm" svg:x="17.378cm" svg:y="0cm"><text:p text:style-name="P26"><text:span text:style-name="T38">i=15</text:span></text:p><draw:enhanced-geometry svg:viewBox="0 0 21600 21600" draw:type="rectangle" draw:enhanced-path="M 0 0 L 21600 0 21600 21600 0 21600 0 0 Z N"/></draw:custom-shape><draw:custom-shape draw:style-name="gr183" draw:text-style-name="P30" svg:width="1.087cm" svg:height="0.983cm" svg:x="0cm" svg:y="1.646cm"><text:p text:style-name="P26"><text:span text:style-name="T38">n=2</text:span></text:p><draw:enhanced-geometry svg:viewBox="0 0 21600 21600" draw:type="rectangle" draw:enhanced-path="M 0 0 L 21600 0 21600 21600 0 21600 0 0 Z N"/></draw:custom-shape><draw:custom-shape draw:style-name="gr184" draw:text-style-name="P30" svg:width="1.087cm" svg:height="0.981cm" svg:x="0cm" svg:y="3.545cm"><text:p text:style-name="P26"><text:span text:style-name="T38">n=4</text:span></text:p><draw:enhanced-geometry svg:viewBox="0 0 21600 21600" draw:type="rectangle" draw:enhanced-path="M 0 0 L 21600 0 21600 21600 0 21600 0 0 Z N"/></draw:custom-shape><draw:custom-shape draw:style-name="gr185" draw:text-style-name="P30" svg:width="1.087cm" svg:height="0.981cm" svg:x="0cm" svg:y="5.35cm"><text:p text:style-name="P26"><text:span text:style-name="T38">n=8</text:span></text:p><draw:enhanced-geometry svg:viewBox="0 0 21600 21600" draw:type="rectangle" draw:enhanced-path="M 0 0 L 21600 0 21600 21600 0 21600 0 0 Z N"/></draw:custom-shape><draw:measure draw:style-name="gr186" draw:text-style-name="P34" svg:x1="1.087cm" svg:y1="1.646cm" svg:x2="3.205cm" svg:y2="1.646cm"><text:p text:style-name="P26"><text:span text:style-name="T38">Gruppo di 2</text:span></text:p></draw:measure><draw:measure draw:style-name="gr187" draw:text-style-name="P36" svg:x1="1.087cm" svg:y1="3.545cm" svg:x2="5.433cm" svg:y2="3.545cm"><text:p text:style-name="P35"><text:span text:style-name="T39">Gruppo di 4</text:span></text:p></draw:measure><draw:measure draw:style-name="gr188" draw:text-style-name="P38" svg:x1="1.087cm" svg:y1="5.35cm" svg:x2="9.775cm" svg:y2="5.35cm"><text:p text:style-name="P37"><text:span text:style-name="T39">Gruppo di 8</text:span></text:p></draw:measure><draw:custom-shape draw:style-name="gr189" draw:text-style-name="P28" svg:width="1.089cm" svg:height="0.98cm" svg:x="1.087cm" svg:y="7.25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190" draw:text-style-name="P29" svg:width="1.084cm" svg:height="0.98cm" svg:x="2.175cm" svg:y="7.25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191" draw:text-style-name="P29" svg:width="1.087cm" svg:height="0.98cm" svg:x="3.258cm" svg:y="7.25cm"><text:p text:style-name="P26"><text:span text:style-name="T38">2</text:span></text:p><draw:enhanced-geometry svg:viewBox="0 0 21600 21600" draw:type="rectangle" draw:enhanced-path="M 0 0 L 21600 0 21600 21600 0 21600 0 0 Z N"/></draw:custom-shape><draw:custom-shape draw:style-name="gr192" draw:text-style-name="P29" svg:width="1.089cm" svg:height="0.98cm" svg:x="4.344cm" svg:y="7.25cm"><text:p text:style-name="P26"><text:span text:style-name="T38">3</text:span></text:p><draw:enhanced-geometry svg:viewBox="0 0 21600 21600" draw:type="rectangle" draw:enhanced-path="M 0 0 L 21600 0 21600 21600 0 21600 0 0 Z N"/></draw:custom-shape><draw:custom-shape draw:style-name="gr193" draw:text-style-name="P39" svg:width="1.086cm" svg:height="0.98cm" svg:x="5.433cm" svg:y="7.25cm"><text:p text:style-name="P26"><text:span text:style-name="T38">4</text:span></text:p><draw:enhanced-geometry svg:viewBox="0 0 21600 21600" draw:type="rectangle" draw:enhanced-path="M 0 0 L 21600 0 21600 21600 0 21600 0 0 Z N"/></draw:custom-shape><draw:custom-shape draw:style-name="gr194" draw:text-style-name="P29" svg:width="1.086cm" svg:height="0.98cm" svg:x="6.518cm" svg:y="7.25cm"><text:p text:style-name="P26"><text:span text:style-name="T38">5</text:span></text:p><draw:enhanced-geometry svg:viewBox="0 0 21600 21600" draw:type="rectangle" draw:enhanced-path="M 0 0 L 21600 0 21600 21600 0 21600 0 0 Z N"/></draw:custom-shape><draw:custom-shape draw:style-name="gr195" draw:text-style-name="P29" svg:width="1.089cm" svg:height="0.98cm" svg:x="7.602cm" svg:y="7.25cm"><text:p text:style-name="P26"><text:span text:style-name="T38">6</text:span></text:p><draw:enhanced-geometry svg:viewBox="0 0 21600 21600" draw:type="rectangle" draw:enhanced-path="M 0 0 L 21600 0 21600 21600 0 21600 0 0 Z N"/></draw:custom-shape><draw:custom-shape draw:style-name="gr196" draw:text-style-name="P29" svg:width="1.086cm" svg:height="0.98cm" svg:x="8.691cm" svg:y="7.25cm"><text:p text:style-name="P26"><text:span text:style-name="T38">7</text:span></text:p><draw:enhanced-geometry svg:viewBox="0 0 21600 21600" draw:type="rectangle" draw:enhanced-path="M 0 0 L 21600 0 21600 21600 0 21600 0 0 Z N"/></draw:custom-shape><draw:custom-shape draw:style-name="gr197" draw:text-style-name="P27" svg:width="1.087cm" svg:height="0.98cm" svg:x="9.775cm" svg:y="7.25cm"><text:p text:style-name="P26"><text:span text:style-name="T38">8</text:span></text:p><draw:enhanced-geometry svg:viewBox="0 0 21600 21600" draw:type="rectangle" draw:enhanced-path="M 0 0 L 21600 0 21600 21600 0 21600 0 0 Z N"/></draw:custom-shape><draw:custom-shape draw:style-name="gr198" draw:text-style-name="P29" svg:width="1.087cm" svg:height="0.98cm" svg:x="10.862cm" svg:y="7.25cm"><text:p text:style-name="P26"><text:span text:style-name="T38">9</text:span></text:p><draw:enhanced-geometry svg:viewBox="0 0 21600 21600" draw:type="rectangle" draw:enhanced-path="M 0 0 L 21600 0 21600 21600 0 21600 0 0 Z N"/></draw:custom-shape><draw:custom-shape draw:style-name="gr199" draw:text-style-name="P29" svg:width="1.086cm" svg:height="0.98cm" svg:x="11.949cm" svg:y="7.25cm"><text:p text:style-name="P26"><text:span text:style-name="T38">10</text:span></text:p><draw:enhanced-geometry svg:viewBox="0 0 21600 21600" draw:type="rectangle" draw:enhanced-path="M 0 0 L 21600 0 21600 21600 0 21600 0 0 Z N"/></draw:custom-shape><draw:custom-shape draw:style-name="gr200" draw:text-style-name="P29" svg:width="1.087cm" svg:height="0.98cm" svg:x="13.033cm" svg:y="7.25cm"><text:p text:style-name="P26"><text:span text:style-name="T38">11</text:span></text:p><draw:enhanced-geometry svg:viewBox="0 0 21600 21600" draw:type="rectangle" draw:enhanced-path="M 0 0 L 21600 0 21600 21600 0 21600 0 0 Z N"/></draw:custom-shape><draw:custom-shape draw:style-name="gr201" draw:text-style-name="P39" svg:width="1.087cm" svg:height="0.98cm" svg:x="14.12cm" svg:y="7.25cm"><text:p text:style-name="P26"><text:span text:style-name="T38">12</text:span></text:p><draw:enhanced-geometry svg:viewBox="0 0 21600 21600" draw:type="rectangle" draw:enhanced-path="M 0 0 L 21600 0 21600 21600 0 21600 0 0 Z N"/></draw:custom-shape><draw:custom-shape draw:style-name="gr202" draw:text-style-name="P29" svg:width="1.086cm" svg:height="0.98cm" svg:x="15.206cm" svg:y="7.25cm"><text:p text:style-name="P26"><text:span text:style-name="T38">13</text:span></text:p><draw:enhanced-geometry svg:viewBox="0 0 21600 21600" draw:type="rectangle" draw:enhanced-path="M 0 0 L 21600 0 21600 21600 0 21600 0 0 Z N"/></draw:custom-shape><draw:custom-shape draw:style-name="gr203" draw:text-style-name="P29" svg:width="1.087cm" svg:height="0.98cm" svg:x="16.291cm" svg:y="7.25cm"><text:p text:style-name="P26"><text:span text:style-name="T38">14</text:span></text:p><draw:enhanced-geometry svg:viewBox="0 0 21600 21600" draw:type="rectangle" draw:enhanced-path="M 0 0 L 21600 0 21600 21600 0 21600 0 0 Z N"/></draw:custom-shape><draw:custom-shape draw:style-name="gr204" draw:text-style-name="P29" svg:width="1.087cm" svg:height="0.98cm" svg:x="17.378cm" svg:y="7.25cm"><text:p text:style-name="P26"><text:span text:style-name="T38">15</text:span></text:p><draw:enhanced-geometry svg:viewBox="0 0 21600 21600" draw:type="rectangle" draw:enhanced-path="M 0 0 L 21600 0 21600 21600 0 21600 0 0 Z N"/></draw:custom-shape><draw:custom-shape draw:style-name="gr205" draw:text-style-name="P30" svg:width="1.087cm" svg:height="0.98cm" svg:x="0cm" svg:y="7.25cm"><text:p text:style-name="P26"><text:span text:style-name="T38">n=16</text:span></text:p><draw:enhanced-geometry svg:viewBox="0 0 21600 21600" draw:type="rectangle" draw:enhanced-path="M 0 0 L 21600 0 21600 21600 0 21600 0 0 Z N"/></draw:custom-shape><draw:measure draw:style-name="gr206" draw:text-style-name="P38" svg:x1="1.087cm" svg:y1="7.25cm" svg:x2="18.464cm" svg:y2="7.25cm"><text:p text:style-name="P37"><text:span text:style-name="T39">Gruppo di 16</text:span></text:p></draw:measure><draw:frame draw:style-name="gr207" draw:text-style-name="P32" svg:width="17.38cm" svg:height="2.484cm" svg:x="1.087cm" svg:y="9.313cm"><draw:text-box><text:p text:style-name="P31"><text:span text:style-name="T39">All’interno delle </text:span><text:span text:style-name="T39">celle il valore </text:span><text:span text:style-name="T40">mask = i&amp;(n-1)</text:span></text:p><text:p text:style-name="P31"><text:span text:style-name="T39">In verde </text:span><text:span text:style-name="T40">mask == </text:span><text:span text:style-name="T40">0</text:span></text:p><text:p text:style-name="P31"><text:span text:style-name="T39">In grigio </text:span><text:span text:style-name="T40">mask != 0</text:span></text:p><text:p text:style-name="P31"><text:span text:style-name="T39">In blu </text:span><text:span text:style-name="T40">mask == </text:span><text:span text:style-name="T40">middle</text:span></text:p></draw:text-box></draw:frame></draw:g>Disegno <text:sequence text:ref-name="refDrawing3" text:name="Drawing" text:formula="ooow:Drawing+1" style:num-format="1">4</text:sequence>: Reduce</text:p></draw:text-box></draw:frame></text:p>
      <text:p text:style-name="P20">Scan o prefix sum</text:p>
      <text:p text:style-name="P13">L’operazione di scan o prefix sum consiste nel produrre un array a partire da quello di input, <text:s/>in cui ogni elemento è la somma di quelli precedenti nel caso di scan esclusivo, la somma di quelli precedenti più l’elemento stesso nel caso dello scan inclusivo. Anche l’operazione di scan non è banalmente parallela, e come per reduce, è stata implementata in modo cooperativo la variante inclusive sum, usando la strategia di sliding window.</text:p>
      <text:p text:style-name="P14">Come per reduce, scan è stato implementato con un generatore di potenze di 2 a partire da <text:span text:style-name="T8">n=2</text:span><text:span text:style-name="T21">0</text:span><text:span text:style-name="T23">, </text:span><text:span text:style-name="T24">toggle </text:span><text:span text:style-name="T23">e </text:span><text:span text:style-name="T24">step</text:span><text:span text:style-name="T23"> sono definiti come l’AND bitwise tra </text:span><text:span text:style-name="T24">l’id locale del thread </text:span><text:span text:style-name="T23">e </text:span><text:span text:style-name="T24">n</text:span><text:span text:style-name="T23">, e l’AND bitwise tra </text:span><text:span text:style-name="T24">l’id locale del thread</text:span><text:span text:style-name="T23"> e </text:span><text:span text:style-name="T24">n-1</text:span><text:span text:style-name="T23">, rispettivamente </text:span><text:span text:style-name="T24">toggle</text:span><text:span text:style-name="T23"> indica </text:span><text:span text:style-name="T26">i</text:span><text:span text:style-name="T23"> gruppi virtuali cui deve proseguire </text:span><text:span text:style-name="T27">l’esecuzione</text:span><text:span text:style-name="T23">, </text:span><text:span text:style-name="T24">step</text:span><text:span text:style-name="T23"> il proprio indice nel gruppo, </text:span><text:span text:style-name="T26">per ogni elemento nei gruppi cui toggle è diverso da zero, l’elemento verrà sommato con </text:span><text:span text:style-name="T25">step – 1</text:span><text:span text:style-name="T26">.</text:span></text:p>
      <text:p text:style-name="P14"><text:span text:style-name="T26"/></text:p>
      <text:p text:style-name="P25">Campionamento in OpenCL</text:p>
      <text:p text:style-name="P15">Per campionare l’immagine e trovare le possibili sequenze di barcode, il programma opera su ogni riga dell’immagine in modo indipendente, il primo passo abbastanza banale è la sogliatura, in questo passo vengono eseguiti su una griglia <text:span text:style-name="T8">( h, w/4 )</text:span> - h è l’altezza </text:p>
      <text:p text:style-name="P6"><draw:frame draw:style-name="fr1" draw:name="Cornice5" text:anchor-type="paragraph" svg:y="0.002cm" svg:width="17.306cm" draw:z-index="8"><draw:text-box fo:min-height="9.615cm"><text:p text:style-name="Drawing"><draw:g text:anchor-type="paragraph" draw:z-index="9" draw:name="Forma5" draw:style-name="gr1"><draw:custom-shape draw:style-name="gr2" draw:text-style-name="P27" xml:id="id1" draw:id="id1" svg:width="1.019cm" svg:height="0.754cm" svg:x="1.02cm" svg:y="1.259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3" draw:text-style-name="P28" xml:id="id2" draw:id="id2" svg:width="1.017cm" svg:height="0.754cm" svg:x="2.037cm" svg:y="1.259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4" draw:text-style-name="P27" xml:id="id19" draw:id="id19" svg:width="1.019cm" svg:height="0.754cm" svg:x="3.053cm" svg:y="1.259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5" draw:text-style-name="P28" xml:id="id20" draw:id="id20" svg:width="1.02cm" svg:height="0.754cm" svg:x="4.071cm" svg:y="1.259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6" draw:text-style-name="P27" xml:id="id21" draw:id="id21" svg:width="1.019cm" svg:height="0.754cm" svg:x="5.091cm" svg:y="1.259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7" draw:text-style-name="P28" xml:id="id22" draw:id="id22" svg:width="1.017cm" svg:height="0.754cm" svg:x="6.108cm" svg:y="1.259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8" draw:text-style-name="P27" xml:id="id23" draw:id="id23" svg:width="1.02cm" svg:height="0.754cm" svg:x="7.124cm" svg:y="1.259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9" draw:text-style-name="P28" xml:id="id24" draw:id="id24" svg:width="1.017cm" svg:height="0.754cm" svg:x="8.144cm" svg:y="1.259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10" draw:text-style-name="P27" xml:id="id25" draw:id="id25" svg:width="1.019cm" svg:height="0.754cm" svg:x="9.16cm" svg:y="1.259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11" draw:text-style-name="P28" xml:id="id26" draw:id="id26" svg:width="1.019cm" svg:height="0.754cm" svg:x="10.178cm" svg:y="1.259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12" draw:text-style-name="P27" xml:id="id27" draw:id="id27" svg:width="1.019cm" svg:height="0.754cm" svg:x="11.195cm" svg:y="1.259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13" draw:text-style-name="P28" xml:id="id28" draw:id="id28" svg:width="1.019cm" svg:height="0.754cm" svg:x="12.213cm" svg:y="1.259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14" draw:text-style-name="P29" svg:width="1.019cm" svg:height="0.75cm" svg:x="1.02cm" svg:y="2.715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15" draw:text-style-name="P27" xml:id="id3" draw:id="id3" svg:width="1.017cm" svg:height="0.75cm" svg:x="2.037cm" svg:y="2.715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16" draw:text-style-name="P28" xml:id="id35" draw:id="id35" svg:width="1.019cm" svg:height="0.75cm" svg:x="3.053cm" svg:y="2.715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17" draw:text-style-name="P28" xml:id="id4" draw:id="id4" svg:width="1.02cm" svg:height="0.75cm" svg:x="4.071cm" svg:y="2.715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18" draw:text-style-name="P29" svg:width="1.019cm" svg:height="0.75cm" svg:x="5.091cm" svg:y="2.715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19" draw:text-style-name="P27" xml:id="id33" draw:id="id33" svg:width="1.017cm" svg:height="0.75cm" svg:x="6.108cm" svg:y="2.715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20" draw:text-style-name="P28" xml:id="id47" draw:id="id47" svg:width="1.02cm" svg:height="0.75cm" svg:x="7.124cm" svg:y="2.715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21" draw:text-style-name="P28" xml:id="id34" draw:id="id34" svg:width="1.017cm" svg:height="0.75cm" svg:x="8.144cm" svg:y="2.715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22" draw:text-style-name="P29" svg:width="1.019cm" svg:height="0.75cm" svg:x="13.231cm" svg:y="2.715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23" draw:text-style-name="P27" xml:id="id39" draw:id="id39" svg:width="1.017cm" svg:height="0.75cm" svg:x="14.249cm" svg:y="2.715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24" draw:text-style-name="P28" xml:id="id40" draw:id="id40" svg:width="1.019cm" svg:height="0.75cm" svg:x="15.265cm" svg:y="2.715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25" draw:text-style-name="P28" xml:id="id41" draw:id="id41" svg:width="1.02cm" svg:height="0.75cm" svg:x="16.282cm" svg:y="2.715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26" draw:text-style-name="P29" svg:width="1.019cm" svg:height="0.752cm" svg:x="1.02cm" svg:y="4.096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27" draw:text-style-name="P29" svg:width="1.017cm" svg:height="0.752cm" svg:x="2.037cm" svg:y="4.096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28" draw:text-style-name="P29" svg:width="1.019cm" svg:height="0.752cm" svg:x="3.053cm" svg:y="4.096cm"><text:p text:style-name="P26"><text:span text:style-name="T38">2</text:span></text:p><draw:enhanced-geometry svg:viewBox="0 0 21600 21600" draw:type="rectangle" draw:enhanced-path="M 0 0 L 21600 0 21600 21600 0 21600 0 0 Z N"/></draw:custom-shape><draw:custom-shape draw:style-name="gr29" draw:text-style-name="P27" xml:id="id5" draw:id="id5" svg:width="1.02cm" svg:height="0.752cm" svg:x="4.071cm" svg:y="4.096cm"><text:p text:style-name="P26"><text:span text:style-name="T38">3</text:span></text:p><draw:enhanced-geometry svg:viewBox="0 0 21600 21600" draw:type="rectangle" draw:enhanced-path="M 0 0 L 21600 0 21600 21600 0 21600 0 0 Z N"/></draw:custom-shape><draw:custom-shape draw:style-name="gr30" draw:text-style-name="P28" xml:id="id6" draw:id="id6" svg:width="1.019cm" svg:height="0.752cm" svg:x="5.091cm" svg:y="4.096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31" draw:text-style-name="P28" xml:id="id7" draw:id="id7" svg:width="1.017cm" svg:height="0.752cm" svg:x="6.108cm" svg:y="4.096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32" draw:text-style-name="P28" xml:id="id8" draw:id="id8" svg:width="1.02cm" svg:height="0.752cm" svg:x="7.124cm" svg:y="4.096cm"><text:p text:style-name="P26"><text:span text:style-name="T38">2</text:span></text:p><draw:enhanced-geometry svg:viewBox="0 0 21600 21600" draw:type="rectangle" draw:enhanced-path="M 0 0 L 21600 0 21600 21600 0 21600 0 0 Z N"/></draw:custom-shape><draw:custom-shape draw:style-name="gr33" draw:text-style-name="P28" xml:id="id9" draw:id="id9" svg:width="1.017cm" svg:height="0.752cm" svg:x="8.144cm" svg:y="4.096cm"><text:p text:style-name="P26"><text:span text:style-name="T38">3</text:span></text:p><draw:enhanced-geometry svg:viewBox="0 0 21600 21600" draw:type="rectangle" draw:enhanced-path="M 0 0 L 21600 0 21600 21600 0 21600 0 0 Z N"/></draw:custom-shape><draw:custom-shape draw:style-name="gr34" draw:text-style-name="P29" svg:width="1.019cm" svg:height="0.752cm" svg:x="9.16cm" svg:y="4.096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35" draw:text-style-name="P29" svg:width="1.019cm" svg:height="0.752cm" svg:x="10.178cm" svg:y="4.096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36" draw:text-style-name="P29" svg:width="1.019cm" svg:height="0.752cm" svg:x="11.195cm" svg:y="4.096cm"><text:p text:style-name="P26"><text:span text:style-name="T38">2</text:span></text:p><draw:enhanced-geometry svg:viewBox="0 0 21600 21600" draw:type="rectangle" draw:enhanced-path="M 0 0 L 21600 0 21600 21600 0 21600 0 0 Z N"/></draw:custom-shape><draw:custom-shape draw:style-name="gr37" draw:text-style-name="P27" xml:id="id42" draw:id="id42" svg:width="1.019cm" svg:height="0.752cm" svg:x="12.213cm" svg:y="4.096cm"><text:p text:style-name="P26"><text:span text:style-name="T38">3</text:span></text:p><draw:enhanced-geometry svg:viewBox="0 0 21600 21600" draw:type="rectangle" draw:enhanced-path="M 0 0 L 21600 0 21600 21600 0 21600 0 0 Z N"/></draw:custom-shape><draw:custom-shape draw:style-name="gr38" draw:text-style-name="P27" xml:id="id29" draw:id="id29" svg:width="1.019cm" svg:height="0.754cm" svg:x="13.231cm" svg:y="1.259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39" draw:text-style-name="P28" xml:id="id30" draw:id="id30" svg:width="1.017cm" svg:height="0.754cm" svg:x="14.249cm" svg:y="1.259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40" draw:text-style-name="P27" xml:id="id31" draw:id="id31" svg:width="1.019cm" svg:height="0.754cm" svg:x="15.265cm" svg:y="1.259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41" draw:text-style-name="P28" xml:id="id32" draw:id="id32" svg:width="1.02cm" svg:height="0.754cm" svg:x="16.282cm" svg:y="1.259cm"><text:p text:style-name="P26"><text:span text:style-name="T38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2" draw:text-style-name="P29" svg:width="1.019cm" svg:height="0.75cm" svg:x="9.16cm" svg:y="2.715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43" draw:text-style-name="P27" xml:id="id36" draw:id="id36" svg:width="1.019cm" svg:height="0.75cm" svg:x="10.178cm" svg:y="2.715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44" draw:text-style-name="P28" xml:id="id37" draw:id="id37" svg:width="1.019cm" svg:height="0.75cm" svg:x="11.195cm" svg:y="2.715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45" draw:text-style-name="P28" xml:id="id38" draw:id="id38" svg:width="1.019cm" svg:height="0.75cm" svg:x="12.213cm" svg:y="2.715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46" draw:text-style-name="P28" xml:id="id46" draw:id="id46" svg:width="1.019cm" svg:height="0.752cm" svg:x="13.231cm" svg:y="4.096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47" draw:text-style-name="P28" xml:id="id45" draw:id="id45" svg:width="1.017cm" svg:height="0.752cm" svg:x="14.249cm" svg:y="4.096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48" draw:text-style-name="P28" xml:id="id44" draw:id="id44" svg:width="1.019cm" svg:height="0.752cm" svg:x="15.265cm" svg:y="4.096cm"><text:p text:style-name="P26"><text:span text:style-name="T38">2</text:span></text:p><draw:enhanced-geometry svg:viewBox="0 0 21600 21600" draw:type="rectangle" draw:enhanced-path="M 0 0 L 21600 0 21600 21600 0 21600 0 0 Z N"/></draw:custom-shape><draw:custom-shape draw:style-name="gr49" draw:text-style-name="P28" xml:id="id43" draw:id="id43" svg:width="1.02cm" svg:height="0.752cm" svg:x="16.282cm" svg:y="4.096cm"><text:p text:style-name="P26"><text:span text:style-name="T38">3</text:span></text:p><draw:enhanced-geometry svg:viewBox="0 0 21600 21600" draw:type="rectangle" draw:enhanced-path="M 0 0 L 21600 0 21600 21600 0 21600 0 0 Z N"/></draw:custom-shape><draw:custom-shape draw:style-name="gr50" draw:text-style-name="P30" svg:width="1.019cm" svg:height="0.752cm" svg:x="1.02cm" svg:y="0cm"><text:p text:style-name="P26"><text:span text:style-name="T38">i=0</text:span></text:p><draw:enhanced-geometry svg:viewBox="0 0 21600 21600" draw:type="rectangle" draw:enhanced-path="M 0 0 L 21600 0 21600 21600 0 21600 0 0 Z N"/></draw:custom-shape><draw:custom-shape draw:style-name="gr51" draw:text-style-name="P30" svg:width="1.017cm" svg:height="0.752cm" svg:x="2.037cm" svg:y="0cm"><text:p text:style-name="P26"><text:span text:style-name="T38">i=1</text:span></text:p><draw:enhanced-geometry svg:viewBox="0 0 21600 21600" draw:type="rectangle" draw:enhanced-path="M 0 0 L 21600 0 21600 21600 0 21600 0 0 Z N"/></draw:custom-shape><draw:custom-shape draw:style-name="gr52" draw:text-style-name="P30" svg:width="1.019cm" svg:height="0.752cm" svg:x="3.053cm" svg:y="0cm"><text:p text:style-name="P26"><text:span text:style-name="T38">i=2</text:span></text:p><draw:enhanced-geometry svg:viewBox="0 0 21600 21600" draw:type="rectangle" draw:enhanced-path="M 0 0 L 21600 0 21600 21600 0 21600 0 0 Z N"/></draw:custom-shape><draw:custom-shape draw:style-name="gr53" draw:text-style-name="P30" svg:width="1.02cm" svg:height="0.752cm" svg:x="4.071cm" svg:y="0cm"><text:p text:style-name="P26"><text:span text:style-name="T38">i=3</text:span></text:p><draw:enhanced-geometry svg:viewBox="0 0 21600 21600" draw:type="rectangle" draw:enhanced-path="M 0 0 L 21600 0 21600 21600 0 21600 0 0 Z N"/></draw:custom-shape><draw:custom-shape draw:style-name="gr54" draw:text-style-name="P30" svg:width="1.019cm" svg:height="0.752cm" svg:x="5.091cm" svg:y="0cm"><text:p text:style-name="P26"><text:span text:style-name="T38">i=4</text:span></text:p><draw:enhanced-geometry svg:viewBox="0 0 21600 21600" draw:type="rectangle" draw:enhanced-path="M 0 0 L 21600 0 21600 21600 0 21600 0 0 Z N"/></draw:custom-shape><draw:custom-shape draw:style-name="gr55" draw:text-style-name="P30" svg:width="1.017cm" svg:height="0.752cm" svg:x="6.108cm" svg:y="0cm"><text:p text:style-name="P26"><text:span text:style-name="T38">i=5</text:span></text:p><draw:enhanced-geometry svg:viewBox="0 0 21600 21600" draw:type="rectangle" draw:enhanced-path="M 0 0 L 21600 0 21600 21600 0 21600 0 0 Z N"/></draw:custom-shape><draw:custom-shape draw:style-name="gr56" draw:text-style-name="P30" svg:width="1.02cm" svg:height="0.752cm" svg:x="7.124cm" svg:y="0cm"><text:p text:style-name="P26"><text:span text:style-name="T38">i=6</text:span></text:p><draw:enhanced-geometry svg:viewBox="0 0 21600 21600" draw:type="rectangle" draw:enhanced-path="M 0 0 L 21600 0 21600 21600 0 21600 0 0 Z N"/></draw:custom-shape><draw:custom-shape draw:style-name="gr57" draw:text-style-name="P30" svg:width="1.017cm" svg:height="0.752cm" svg:x="8.144cm" svg:y="0cm"><text:p text:style-name="P26"><text:span text:style-name="T38">i=7</text:span></text:p><draw:enhanced-geometry svg:viewBox="0 0 21600 21600" draw:type="rectangle" draw:enhanced-path="M 0 0 L 21600 0 21600 21600 0 21600 0 0 Z N"/></draw:custom-shape><draw:custom-shape draw:style-name="gr58" draw:text-style-name="P30" svg:width="1.019cm" svg:height="0.752cm" svg:x="9.16cm" svg:y="0cm"><text:p text:style-name="P26"><text:span text:style-name="T38">i=8</text:span></text:p><draw:enhanced-geometry svg:viewBox="0 0 21600 21600" draw:type="rectangle" draw:enhanced-path="M 0 0 L 21600 0 21600 21600 0 21600 0 0 Z N"/></draw:custom-shape><draw:custom-shape draw:style-name="gr59" draw:text-style-name="P30" svg:width="1.019cm" svg:height="0.752cm" svg:x="10.178cm" svg:y="0cm"><text:p text:style-name="P26"><text:span text:style-name="T38">i=9</text:span></text:p><draw:enhanced-geometry svg:viewBox="0 0 21600 21600" draw:type="rectangle" draw:enhanced-path="M 0 0 L 21600 0 21600 21600 0 21600 0 0 Z N"/></draw:custom-shape><draw:custom-shape draw:style-name="gr60" draw:text-style-name="P30" svg:width="1.019cm" svg:height="0.752cm" svg:x="11.195cm" svg:y="0cm"><text:p text:style-name="P26"><text:span text:style-name="T38">i=10</text:span></text:p><draw:enhanced-geometry svg:viewBox="0 0 21600 21600" draw:type="rectangle" draw:enhanced-path="M 0 0 L 21600 0 21600 21600 0 21600 0 0 Z N"/></draw:custom-shape><draw:custom-shape draw:style-name="gr61" draw:text-style-name="P30" svg:width="1.019cm" svg:height="0.752cm" svg:x="12.213cm" svg:y="0cm"><text:p text:style-name="P26"><text:span text:style-name="T38">i=11</text:span></text:p><draw:enhanced-geometry svg:viewBox="0 0 21600 21600" draw:type="rectangle" draw:enhanced-path="M 0 0 L 21600 0 21600 21600 0 21600 0 0 Z N"/></draw:custom-shape><draw:custom-shape draw:style-name="gr62" draw:text-style-name="P30" svg:width="1.019cm" svg:height="0.752cm" svg:x="13.231cm" svg:y="0cm"><text:p text:style-name="P26"><text:span text:style-name="T38">i=12</text:span></text:p><draw:enhanced-geometry svg:viewBox="0 0 21600 21600" draw:type="rectangle" draw:enhanced-path="M 0 0 L 21600 0 21600 21600 0 21600 0 0 Z N"/></draw:custom-shape><draw:custom-shape draw:style-name="gr63" draw:text-style-name="P30" svg:width="1.017cm" svg:height="0.752cm" svg:x="14.249cm" svg:y="0cm"><text:p text:style-name="P26"><text:span text:style-name="T38">i=13</text:span></text:p><draw:enhanced-geometry svg:viewBox="0 0 21600 21600" draw:type="rectangle" draw:enhanced-path="M 0 0 L 21600 0 21600 21600 0 21600 0 0 Z N"/></draw:custom-shape><draw:custom-shape draw:style-name="gr64" draw:text-style-name="P30" svg:width="1.019cm" svg:height="0.752cm" svg:x="15.265cm" svg:y="0cm"><text:p text:style-name="P26"><text:span text:style-name="T38">i=14</text:span></text:p><draw:enhanced-geometry svg:viewBox="0 0 21600 21600" draw:type="rectangle" draw:enhanced-path="M 0 0 L 21600 0 21600 21600 0 21600 0 0 Z N"/></draw:custom-shape><draw:custom-shape draw:style-name="gr65" draw:text-style-name="P30" svg:width="1.02cm" svg:height="0.752cm" svg:x="16.282cm" svg:y="0cm"><text:p text:style-name="P26"><text:span text:style-name="T38">i=15</text:span></text:p><draw:enhanced-geometry svg:viewBox="0 0 21600 21600" draw:type="rectangle" draw:enhanced-path="M 0 0 L 21600 0 21600 21600 0 21600 0 0 Z N"/></draw:custom-shape><draw:custom-shape draw:style-name="gr66" draw:text-style-name="P30" svg:width="1.02cm" svg:height="0.754cm" svg:x="0cm" svg:y="1.259cm"><text:p text:style-name="P26"><text:span text:style-name="T38">n=1</text:span></text:p><draw:enhanced-geometry svg:viewBox="0 0 21600 21600" draw:type="rectangle" draw:enhanced-path="M 0 0 L 21600 0 21600 21600 0 21600 0 0 Z N"/></draw:custom-shape><draw:custom-shape draw:style-name="gr67" draw:text-style-name="P30" svg:width="1.02cm" svg:height="0.75cm" svg:x="0cm" svg:y="2.715cm"><text:p text:style-name="P26"><text:span text:style-name="T38">n=2</text:span></text:p><draw:enhanced-geometry svg:viewBox="0 0 21600 21600" draw:type="rectangle" draw:enhanced-path="M 0 0 L 21600 0 21600 21600 0 21600 0 0 Z N"/></draw:custom-shape><draw:custom-shape draw:style-name="gr68" draw:text-style-name="P30" svg:width="1.02cm" svg:height="0.752cm" svg:x="0cm" svg:y="4.096cm"><text:p text:style-name="P26"><text:span text:style-name="T38">n=4</text:span></text:p><draw:enhanced-geometry svg:viewBox="0 0 21600 21600" draw:type="rectangle" draw:enhanced-path="M 0 0 L 21600 0 21600 21600 0 21600 0 0 Z N"/></draw:custom-shape><draw:custom-shape draw:style-name="gr69" draw:text-style-name="P29" svg:width="1.019cm" svg:height="0.752cm" svg:x="1.02cm" svg:y="5.549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70" draw:text-style-name="P29" svg:width="1.017cm" svg:height="0.752cm" svg:x="2.037cm" svg:y="5.549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71" draw:text-style-name="P29" svg:width="1.019cm" svg:height="0.752cm" svg:x="3.053cm" svg:y="5.549cm"><text:p text:style-name="P26"><text:span text:style-name="T38">2</text:span></text:p><draw:enhanced-geometry svg:viewBox="0 0 21600 21600" draw:type="rectangle" draw:enhanced-path="M 0 0 L 21600 0 21600 21600 0 21600 0 0 Z N"/></draw:custom-shape><draw:custom-shape draw:style-name="gr72" draw:text-style-name="P29" svg:width="1.02cm" svg:height="0.752cm" svg:x="4.071cm" svg:y="5.549cm"><text:p text:style-name="P26"><text:span text:style-name="T38">3</text:span></text:p><draw:enhanced-geometry svg:viewBox="0 0 21600 21600" draw:type="rectangle" draw:enhanced-path="M 0 0 L 21600 0 21600 21600 0 21600 0 0 Z N"/></draw:custom-shape><draw:custom-shape draw:style-name="gr73" draw:text-style-name="P29" svg:width="1.019cm" svg:height="0.752cm" svg:x="5.091cm" svg:y="5.549cm"><text:p text:style-name="P26"><text:span text:style-name="T38">4</text:span></text:p><draw:enhanced-geometry svg:viewBox="0 0 21600 21600" draw:type="rectangle" draw:enhanced-path="M 0 0 L 21600 0 21600 21600 0 21600 0 0 Z N"/></draw:custom-shape><draw:custom-shape draw:style-name="gr74" draw:text-style-name="P29" svg:width="1.017cm" svg:height="0.752cm" svg:x="6.108cm" svg:y="5.549cm"><text:p text:style-name="P26"><text:span text:style-name="T38">5</text:span></text:p><draw:enhanced-geometry svg:viewBox="0 0 21600 21600" draw:type="rectangle" draw:enhanced-path="M 0 0 L 21600 0 21600 21600 0 21600 0 0 Z N"/></draw:custom-shape><draw:custom-shape draw:style-name="gr75" draw:text-style-name="P29" svg:width="1.02cm" svg:height="0.752cm" svg:x="7.124cm" svg:y="5.549cm"><text:p text:style-name="P26"><text:span text:style-name="T38">6</text:span></text:p><draw:enhanced-geometry svg:viewBox="0 0 21600 21600" draw:type="rectangle" draw:enhanced-path="M 0 0 L 21600 0 21600 21600 0 21600 0 0 Z N"/></draw:custom-shape><draw:custom-shape draw:style-name="gr76" draw:text-style-name="P27" xml:id="id10" draw:id="id10" svg:width="1.017cm" svg:height="0.752cm" svg:x="8.144cm" svg:y="5.549cm"><text:p text:style-name="P26"><text:span text:style-name="T38">7</text:span></text:p><draw:enhanced-geometry svg:viewBox="0 0 21600 21600" draw:type="rectangle" draw:enhanced-path="M 0 0 L 21600 0 21600 21600 0 21600 0 0 Z N"/></draw:custom-shape><draw:custom-shape draw:style-name="gr77" draw:text-style-name="P30" svg:width="1.02cm" svg:height="0.752cm" svg:x="0cm" svg:y="5.549cm"><text:p text:style-name="P26"><text:span text:style-name="T38">n=8</text:span></text:p><draw:enhanced-geometry svg:viewBox="0 0 21600 21600" draw:type="rectangle" draw:enhanced-path="M 0 0 L 21600 0 21600 21600 0 21600 0 0 Z N"/></draw:custom-shape><draw:frame draw:style-name="gr78" draw:text-style-name="P32" svg:width="10.835cm" svg:height="2.484cm" svg:x="1.02cm" svg:y="7.13cm"><draw:text-box><text:p text:style-name="P31"><text:span text:style-name="T39">All’interno delle </text:span><text:span text:style-name="T39">celle il valore </text:span><text:span text:style-name="T40">step </text:span><text:span text:style-name="T40">= i&amp;(n-1)</text:span></text:p><text:p text:style-name="P31"><text:span text:style-name="T39">In verde </text:span><text:span text:style-name="T40">toggle != </text:span><text:span text:style-name="T40">0</text:span></text:p><text:p text:style-name="P31"><text:span text:style-name="T39">In grigio </text:span><text:span text:style-name="T40">toggle = </text:span><text:span text:style-name="T40">0</text:span></text:p><text:p text:style-name="P31"><text:span text:style-name="T39">In blu </text:span><text:span text:style-name="T40">step-1</text:span></text:p></draw:text-box></draw:frame><draw:custom-shape draw:style-name="gr79" draw:text-style-name="P28" xml:id="id11" draw:id="id11" svg:width="1.02cm" svg:height="0.752cm" svg:x="9.158cm" svg:y="5.549cm"><text:p text:style-name="P26"><text:span text:style-name="T38">0</text:span></text:p><draw:enhanced-geometry svg:viewBox="0 0 21600 21600" draw:type="rectangle" draw:enhanced-path="M 0 0 L 21600 0 21600 21600 0 21600 0 0 Z N"/></draw:custom-shape><draw:custom-shape draw:style-name="gr80" draw:text-style-name="P28" xml:id="id18" draw:id="id18" svg:width="1.017cm" svg:height="0.752cm" svg:x="10.178cm" svg:y="5.549cm"><text:p text:style-name="P26"><text:span text:style-name="T38">1</text:span></text:p><draw:enhanced-geometry svg:viewBox="0 0 21600 21600" draw:type="rectangle" draw:enhanced-path="M 0 0 L 21600 0 21600 21600 0 21600 0 0 Z N"/></draw:custom-shape><draw:custom-shape draw:style-name="gr81" draw:text-style-name="P28" xml:id="id17" draw:id="id17" svg:width="1.02cm" svg:height="0.752cm" svg:x="11.194cm" svg:y="5.549cm"><text:p text:style-name="P26"><text:span text:style-name="T38">2</text:span></text:p><draw:enhanced-geometry svg:viewBox="0 0 21600 21600" draw:type="rectangle" draw:enhanced-path="M 0 0 L 21600 0 21600 21600 0 21600 0 0 Z N"/></draw:custom-shape><draw:custom-shape draw:style-name="gr82" draw:text-style-name="P28" xml:id="id16" draw:id="id16" svg:width="1.019cm" svg:height="0.752cm" svg:x="12.213cm" svg:y="5.549cm"><text:p text:style-name="P26"><text:span text:style-name="T38">3</text:span></text:p><draw:enhanced-geometry svg:viewBox="0 0 21600 21600" draw:type="rectangle" draw:enhanced-path="M 0 0 L 21600 0 21600 21600 0 21600 0 0 Z N"/></draw:custom-shape><draw:custom-shape draw:style-name="gr83" draw:text-style-name="P28" xml:id="id15" draw:id="id15" svg:width="1.019cm" svg:height="0.752cm" svg:x="13.231cm" svg:y="5.549cm"><text:p text:style-name="P26"><text:span text:style-name="T38">4</text:span></text:p><draw:enhanced-geometry svg:viewBox="0 0 21600 21600" draw:type="rectangle" draw:enhanced-path="M 0 0 L 21600 0 21600 21600 0 21600 0 0 Z N"/></draw:custom-shape><draw:custom-shape draw:style-name="gr84" draw:text-style-name="P28" xml:id="id14" draw:id="id14" svg:width="1.017cm" svg:height="0.752cm" svg:x="14.249cm" svg:y="5.549cm"><text:p text:style-name="P26"><text:span text:style-name="T38">5</text:span></text:p><draw:enhanced-geometry svg:viewBox="0 0 21600 21600" draw:type="rectangle" draw:enhanced-path="M 0 0 L 21600 0 21600 21600 0 21600 0 0 Z N"/></draw:custom-shape><draw:custom-shape draw:style-name="gr85" draw:text-style-name="P28" xml:id="id13" draw:id="id13" svg:width="1.019cm" svg:height="0.752cm" svg:x="15.265cm" svg:y="5.549cm"><text:p text:style-name="P26"><text:span text:style-name="T38">6</text:span></text:p><draw:enhanced-geometry svg:viewBox="0 0 21600 21600" draw:type="rectangle" draw:enhanced-path="M 0 0 L 21600 0 21600 21600 0 21600 0 0 Z N"/></draw:custom-shape><draw:custom-shape draw:style-name="gr86" draw:text-style-name="P28" xml:id="id12" draw:id="id12" svg:width="1.019cm" svg:height="0.752cm" svg:x="16.282cm" svg:y="5.549cm"><text:p text:style-name="P26"><text:span text:style-name="T38">7</text:span></text:p><draw:enhanced-geometry svg:viewBox="0 0 21600 21600" draw:type="rectangle" draw:enhanced-path="M 0 0 L 21600 0 21600 21600 0 21600 0 0 Z N"/></draw:custom-shape><draw:connector draw:style-name="gr87" draw:text-style-name="P33" draw:type="curve" svg:x1="1.528cm" svg:y1="1.259cm" svg:x2="2.545cm" svg:y2="1.259cm" draw:start-shape="id1" draw:start-glue-point="0" draw:end-shape="id2" draw:end-glue-point="0" svg:d="M1528 1259c0-753 1017-753 1017 0" svg:viewBox="0 0 1020 566"><text:p/></draw:connector><draw:connector draw:style-name="gr88" draw:text-style-name="P33" draw:type="curve" svg:x1="2.545cm" svg:y1="2.715cm" svg:x2="4.581cm" svg:y2="2.715cm" draw:start-shape="id3" draw:start-glue-point="0" draw:end-shape="id4" svg:d="M2545 2715c0-754 2036-754 2036 0" svg:viewBox="0 0 2037 566"><text:p/></draw:connector><draw:connector draw:style-name="gr89" draw:text-style-name="P33" draw:type="curve" svg:x1="4.581cm" svg:y1="4.096cm" svg:x2="5.599cm" svg:y2="4.096cm" draw:start-shape="id5" draw:start-glue-point="0" draw:end-shape="id6" draw:end-glue-point="0" svg:d="M4581 4096c0-752 1018-752 1018 0" svg:viewBox="0 0 1020 564"><text:p/></draw:connector><draw:connector draw:style-name="gr90" draw:text-style-name="P33" draw:type="curve" svg:x1="4.581cm" svg:y1="4.096cm" svg:x2="6.616cm" svg:y2="4.096cm" draw:start-shape="id5" draw:start-glue-point="0" draw:end-shape="id7" draw:end-glue-point="0" svg:d="M4581 4096c0-752 2035-752 2035 0" svg:viewBox="0 0 2037 564"><text:p/></draw:connector><draw:connector draw:style-name="gr91" draw:text-style-name="P33" draw:type="curve" svg:x1="4.581cm" svg:y1="4.096cm" svg:x2="7.634cm" svg:y2="4.096cm" draw:start-shape="id5" draw:start-glue-point="0" draw:end-shape="id8" draw:end-glue-point="0" svg:d="M4581 4096c0-752 3053-752 3053 0" svg:viewBox="0 0 3055 564"><text:p/></draw:connector><draw:connector draw:style-name="gr92" draw:text-style-name="P33" draw:type="curve" svg:x1="4.581cm" svg:y1="4.096cm" svg:x2="8.652cm" svg:y2="4.096cm" draw:start-shape="id5" draw:start-glue-point="0" draw:end-shape="id9" draw:end-glue-point="0" svg:d="M4581 4096c0-752 4071-752 4071 0" svg:viewBox="0 0 4073 564"><text:p/></draw:connector><draw:connector draw:style-name="gr93" draw:text-style-name="P33" draw:type="curve" svg:x1="8.652cm" svg:y1="5.549cm" svg:x2="9.668cm" svg:y2="5.549cm" draw:start-shape="id10" draw:start-glue-point="0" draw:end-shape="id11" svg:d="M8652 5549c0-751 1016-751 1016 0" svg:viewBox="0 0 1018 564"><text:p/></draw:connector><draw:connector draw:style-name="gr94" draw:text-style-name="P33" draw:type="curve" svg:x1="8.652cm" svg:y1="5.549cm" svg:x2="16.79cm" svg:y2="5.549cm" draw:start-shape="id10" draw:start-glue-point="0" draw:end-shape="id12" svg:d="M8652 5549c0-751 8138-751 8138 0" svg:viewBox="0 0 8140 564"><text:p/></draw:connector><draw:connector draw:style-name="gr95" draw:text-style-name="P33" draw:type="curve" svg:x1="8.652cm" svg:y1="5.549cm" svg:x2="15.773cm" svg:y2="5.549cm" draw:start-shape="id10" draw:start-glue-point="0" draw:end-shape="id13" draw:end-glue-point="0" svg:d="M8652 5549c0-751 7121-751 7121 0" svg:viewBox="0 0 7123 564"><text:p/></draw:connector><draw:connector draw:style-name="gr96" draw:text-style-name="P33" draw:type="curve" svg:x1="8.652cm" svg:y1="5.549cm" svg:x2="14.757cm" svg:y2="5.549cm" draw:start-shape="id10" draw:end-shape="id14" draw:end-glue-point="0" svg:d="M8652 5549c0-751 6105-751 6105 0" svg:viewBox="0 0 6107 564"><text:p/></draw:connector><draw:connector draw:style-name="gr97" draw:text-style-name="P33" draw:type="curve" svg:x1="8.652cm" svg:y1="5.549cm" svg:x2="13.739cm" svg:y2="5.549cm" draw:start-shape="id10" draw:start-glue-point="0" draw:end-shape="id15" draw:end-glue-point="0" svg:d="M8652 5549c0-751 5087-751 5087 0" svg:viewBox="0 0 5089 564"><text:p/></draw:connector><draw:connector draw:style-name="gr98" draw:text-style-name="P33" draw:type="curve" svg:x1="8.652cm" svg:y1="5.549cm" svg:x2="12.721cm" svg:y2="5.549cm" draw:start-shape="id10" draw:start-glue-point="0" draw:end-shape="id16" draw:end-glue-point="0" svg:d="M8652 5549c0-751 4069-751 4069 0" svg:viewBox="0 0 4071 564"><text:p/></draw:connector><draw:connector draw:style-name="gr99" draw:text-style-name="P33" draw:type="curve" svg:x1="8.652cm" svg:y1="5.549cm" svg:x2="11.703cm" svg:y2="5.549cm" draw:start-shape="id10" draw:start-glue-point="0" draw:end-shape="id17" draw:end-glue-point="0" svg:d="M8652 5549c0-751 3051-751 3051 0" svg:viewBox="0 0 3053 564"><text:p/></draw:connector><draw:connector draw:style-name="gr100" draw:text-style-name="P33" draw:type="curve" svg:x1="8.652cm" svg:y1="5.549cm" svg:x2="10.686cm" svg:y2="5.549cm" draw:start-shape="id10" draw:start-glue-point="0" draw:end-shape="id18" draw:end-glue-point="0" svg:d="M8652 5549c0-751 2034-751 2034 0" svg:viewBox="0 0 2036 564"><text:p/></draw:connector><draw:connector draw:style-name="gr101" draw:text-style-name="P33" draw:type="curve" svg:x1="3.561cm" svg:y1="1.259cm" svg:x2="4.581cm" svg:y2="1.259cm" draw:start-shape="id19" draw:start-glue-point="0" draw:end-shape="id20" draw:end-glue-point="0" svg:d="M3561 1259c0-753 1020-753 1020 0" svg:viewBox="0 0 1021 566"><text:p/></draw:connector><draw:connector draw:style-name="gr102" draw:text-style-name="P33" draw:type="curve" svg:x1="5.599cm" svg:y1="1.259cm" svg:x2="6.616cm" svg:y2="1.259cm" draw:start-shape="id21" draw:start-glue-point="0" draw:end-shape="id22" draw:end-glue-point="0" svg:d="M5599 1259c0-753 1017-753 1017 0" svg:viewBox="0 0 1020 566"><text:p/></draw:connector><draw:connector draw:style-name="gr103" draw:text-style-name="P33" draw:type="curve" svg:x1="7.634cm" svg:y1="1.259cm" svg:x2="8.652cm" svg:y2="1.259cm" draw:start-shape="id23" draw:start-glue-point="0" draw:end-shape="id24" draw:end-glue-point="0" svg:d="M7634 1259c0-753 1018-753 1018 0" svg:viewBox="0 0 1020 566"><text:p/></draw:connector><draw:connector draw:style-name="gr104" draw:text-style-name="P33" draw:type="curve" svg:x1="9.668cm" svg:y1="1.259cm" svg:x2="10.686cm" svg:y2="1.259cm" draw:start-shape="id25" draw:start-glue-point="0" draw:end-shape="id26" draw:end-glue-point="0" svg:d="M9668 1259c0-753 1018-753 1018 0" svg:viewBox="0 0 1020 566"><text:p/></draw:connector><draw:connector draw:style-name="gr105" draw:text-style-name="P33" draw:type="curve" svg:x1="11.703cm" svg:y1="1.259cm" svg:x2="12.721cm" svg:y2="1.259cm" draw:start-shape="id27" draw:start-glue-point="0" draw:end-shape="id28" draw:end-glue-point="0" svg:d="M11703 1259c0-753 1018-753 1018 0" svg:viewBox="0 0 1020 566"><text:p/></draw:connector><draw:connector draw:style-name="gr106" draw:text-style-name="P33" draw:type="curve" svg:x1="13.739cm" svg:y1="1.259cm" svg:x2="14.757cm" svg:y2="1.259cm" draw:start-shape="id29" draw:start-glue-point="0" draw:end-shape="id30" draw:end-glue-point="0" svg:d="M13739 1259c0-753 1018-753 1018 0" svg:viewBox="0 0 1020 566"><text:p/></draw:connector><draw:connector draw:style-name="gr107" draw:text-style-name="P33" draw:type="curve" svg:x1="15.773cm" svg:y1="1.259cm" svg:x2="16.792cm" svg:y2="1.259cm" draw:start-shape="id31" draw:start-glue-point="0" draw:end-shape="id32" draw:end-glue-point="0" svg:d="M15773 1259c0-753 1019-753 1019 0" svg:viewBox="0 0 1021 566"><text:p/></draw:connector><draw:connector draw:style-name="gr108" draw:text-style-name="P33" draw:type="curve" svg:x1="6.616cm" svg:y1="2.715cm" svg:x2="8.652cm" svg:y2="2.715cm" draw:start-shape="id33" draw:start-glue-point="0" draw:end-shape="id34" draw:end-glue-point="0" svg:d="M6616 2715c0-754 2036-754 2036 0" svg:viewBox="0 0 2037 566"><text:p/></draw:connector><draw:connector draw:style-name="gr109" draw:text-style-name="P33" draw:type="curve" svg:x1="2.545cm" svg:y1="2.715cm" svg:x2="3.561cm" svg:y2="2.715cm" draw:start-shape="id3" draw:start-glue-point="0" draw:end-shape="id35" draw:end-glue-point="0" svg:d="M2545 2715c0-754 1016-754 1016 0" svg:viewBox="0 0 1018 566"><text:p/></draw:connector><draw:connector draw:style-name="gr110" draw:text-style-name="P33" draw:type="curve" svg:x1="10.686cm" svg:y1="2.715cm" svg:x2="11.703cm" svg:y2="2.715cm" draw:start-shape="id36" draw:start-glue-point="0" draw:end-shape="id37" svg:d="M10686 2715c0-754 1017-754 1017 0" svg:viewBox="0 0 1020 566"><text:p/></draw:connector><draw:connector draw:style-name="gr111" draw:text-style-name="P33" draw:type="curve" svg:x1="10.686cm" svg:y1="2.715cm" svg:x2="12.721cm" svg:y2="2.715cm" draw:start-shape="id36" draw:start-glue-point="0" draw:end-shape="id38" draw:end-glue-point="0" svg:d="M10686 2715c0-754 2035-754 2035 0" svg:viewBox="0 0 2037 566"><text:p/></draw:connector><draw:connector draw:style-name="gr112" draw:text-style-name="P33" draw:type="curve" svg:x1="14.757cm" svg:y1="2.715cm" svg:x2="15.773cm" svg:y2="2.715cm" draw:start-shape="id39" draw:start-glue-point="0" draw:end-shape="id40" svg:d="M14757 2715c0-754 1016-754 1016 0" svg:viewBox="0 0 1018 566"><text:p/></draw:connector><draw:connector draw:style-name="gr113" draw:text-style-name="P33" draw:type="curve" svg:x1="14.757cm" svg:y1="2.715cm" svg:x2="16.792cm" svg:y2="2.715cm" draw:start-shape="id39" draw:start-glue-point="0" draw:end-shape="id41" draw:end-glue-point="0" svg:d="M14757 2715c0-754 2035-754 2035 0" svg:viewBox="0 0 2037 566"><text:p/></draw:connector><draw:connector draw:style-name="gr114" draw:text-style-name="P33" draw:type="curve" svg:x1="12.721cm" svg:y1="4.096cm" svg:x2="16.792cm" svg:y2="4.096cm" draw:start-shape="id42" draw:start-glue-point="0" draw:end-shape="id43" draw:end-glue-point="0" svg:d="M12721 4096c0-752 4071-752 4071 0" svg:viewBox="0 0 4073 564"><text:p/></draw:connector><draw:connector draw:style-name="gr115" draw:text-style-name="P33" draw:type="curve" svg:x1="12.721cm" svg:y1="4.096cm" svg:x2="15.773cm" svg:y2="4.096cm" draw:start-shape="id42" draw:start-glue-point="0" draw:end-shape="id44" svg:d="M12721 4096c0-752 3052-752 3052 0" svg:viewBox="0 0 3053 564"><text:p/></draw:connector><draw:connector draw:style-name="gr116" draw:text-style-name="P33" draw:type="curve" svg:x1="12.721cm" svg:y1="4.096cm" svg:x2="14.757cm" svg:y2="4.096cm" draw:start-shape="id42" draw:start-glue-point="0" draw:end-shape="id45" draw:end-glue-point="0" svg:d="M12721 4096c0-752 2036-752 2036 0" svg:viewBox="0 0 2037 564"><text:p/></draw:connector><draw:connector draw:style-name="gr117" draw:text-style-name="P33" draw:type="curve" svg:x1="12.721cm" svg:y1="4.096cm" svg:x2="13.739cm" svg:y2="4.096cm" draw:start-shape="id42" draw:start-glue-point="0" draw:end-shape="id46" svg:d="M12721 4096c0-752 1018-752 1018 0" svg:viewBox="0 0 1020 564"><text:p/></draw:connector><draw:connector draw:style-name="gr118" draw:text-style-name="P33" draw:type="curve" svg:x1="6.616cm" svg:y1="2.715cm" svg:x2="7.634cm" svg:y2="2.715cm" draw:start-shape="id33" draw:start-glue-point="0" draw:end-shape="id47" draw:end-glue-point="0" svg:d="M6616 2715c0-754 1018-754 1018 0" svg:viewBox="0 0 1020 566"><text:p/></draw:connector></draw:g>Disegno <text:sequence text:ref-name="refDrawing4" text:name="Drawing" text:formula="ooow:Drawing+1" style:num-format="1">5</text:sequence>: Scan</text:p></draw:text-box></draw:frame><text:soft-page-break/></text:p>
      <text:p text:style-name="P15">dell’immagine, w è la larghezza <text:s/>- istanze <text:span text:style-name="T30">del kernel </text:span><text:span text:style-name="T32">extract</text:span><text:span text:style-name="T30"> </text:span>che raccoglie quattro pixel, estrae il canale rosso ed esegue la operazione di soglia, <text:span text:style-name="T30">salva il risultato della soglia nell’array di output.</text:span></text:p>
      <text:p text:style-name="P21"/>
      <text:p text:style-name="P22">Run-length encoding</text:p>
      <text:p text:style-name="P16">Non un vero run-length encoding, ma un algoritmo di stream compaction, questo passo descritto dal kernel <text:span text:style-name="T31">parle </text:span><text:span text:style-name="T33">opera su una griglia di lancio </text:span><text:span text:style-name="T34">(w, wg_max) </text:span><text:span text:style-name="T36">e una dimensione del workgroup di </text:span><text:span text:style-name="T34">(1, wg_max) </text:span><text:span text:style-name="T33">, </text:span><text:span text:style-name="T36">dove</text:span><text:span text:style-name="T35"> </text:span><text:span text:style-name="T34">wg_max </text:span><text:span text:style-name="T33">è il </text:span><text:span text:style-name="T36">minimo</text:span><text:span text:style-name="T33"> tra la dimensione massima </text:span><text:span text:style-name="T36">instanziabile di un</text:span><text:span text:style-name="T33"> workgroup </text:span><text:span text:style-name="T36">e</text:span><text:span text:style-name="T33"> della riga dell’immagine -, sfrutta in modo estensivo l</text:span><text:span text:style-name="T36">e</text:span><text:span text:style-name="T33"> operazion</text:span><text:span text:style-name="T36">i</text:span><text:span text:style-name="T33"> di map e scan </text:span><text:span text:style-name="T36">e la cooperazione tra thread.</text:span></text:p>
      <text:p text:style-name="P16"><text:span text:style-name="T3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Nimbus Mono PS" svg:font-family="'Nimbus Mono PS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10" draw:display-name="Estremità linea 10" svg:viewBox="0 0 20 20" svg:d="M0 20l10-20 10 20z"/>
    <draw:marker draw:name="Estremità_20_linea_20_100" draw:display-name="Estremità linea 100" svg:viewBox="0 0 20 20" svg:d="M0 20l10-20 10 20z"/>
    <draw:marker draw:name="Estremità_20_linea_20_101" draw:display-name="Estremità linea 101" svg:viewBox="0 0 20 20" svg:d="M0 20l10-20 10 20z"/>
    <draw:marker draw:name="Estremità_20_linea_20_11" draw:display-name="Estremità linea 11" svg:viewBox="0 0 20 20" svg:d="M0 20l10-20 10 20z"/>
    <draw:marker draw:name="Estremità_20_linea_20_12" draw:display-name="Estremità linea 12" svg:viewBox="0 0 20 20" svg:d="M0 20l10-20 10 20z"/>
    <draw:marker draw:name="Estremità_20_linea_20_2" draw:display-name="Estremità linea 2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5" draw:display-name="Estremità linea 25" svg:viewBox="0 0 20 20" svg:d="M0 20l10-20 10 20z"/>
    <draw:marker draw:name="Estremità_20_linea_20_26" draw:display-name="Estremità linea 26" svg:viewBox="0 0 20 20" svg:d="M0 20l10-20 10 20z"/>
    <draw:marker draw:name="Estremità_20_linea_20_27" draw:display-name="Estremità linea 27" svg:viewBox="0 0 20 20" svg:d="M0 20l10-20 10 20z"/>
    <draw:marker draw:name="Estremità_20_linea_20_28" draw:display-name="Estremità linea 28" svg:viewBox="0 0 20 20" svg:d="M0 20l10-20 10 20z"/>
    <draw:marker draw:name="Estremità_20_linea_20_3" draw:display-name="Estremità linea 3" svg:viewBox="0 0 20 20" svg:d="M0 20l10-20 10 20z"/>
    <draw:marker draw:name="Estremità_20_linea_20_30" draw:display-name="Estremità linea 30" svg:viewBox="0 0 20 20" svg:d="M0 20l10-20 10 20z"/>
    <draw:marker draw:name="Estremità_20_linea_20_32" draw:display-name="Estremità linea 32" svg:viewBox="0 0 20 20" svg:d="M0 20l10-20 10 20z"/>
    <draw:marker draw:name="Estremità_20_linea_20_34" draw:display-name="Estremità linea 34" svg:viewBox="0 0 20 20" svg:d="M0 20l10-20 10 20z"/>
    <draw:marker draw:name="Estremità_20_linea_20_35" draw:display-name="Estremità linea 35" svg:viewBox="0 0 20 20" svg:d="M0 20l10-20 10 20z"/>
    <draw:marker draw:name="Estremità_20_linea_20_36" draw:display-name="Estremità linea 36" svg:viewBox="0 0 20 20" svg:d="M0 20l10-20 10 20z"/>
    <draw:marker draw:name="Estremità_20_linea_20_37" draw:display-name="Estremità linea 37" svg:viewBox="0 0 20 20" svg:d="M0 20l10-20 10 20z"/>
    <draw:marker draw:name="Estremità_20_linea_20_38" draw:display-name="Estremità linea 38" svg:viewBox="0 0 20 20" svg:d="M0 20l10-20 10 20z"/>
    <draw:marker draw:name="Estremità_20_linea_20_39" draw:display-name="Estremità linea 39" svg:viewBox="0 0 20 20" svg:d="M0 20l10-20 10 20z"/>
    <draw:marker draw:name="Estremità_20_linea_20_4" draw:display-name="Estremità linea 4" svg:viewBox="0 0 20 20" svg:d="M0 20l10-20 10 20z"/>
    <draw:marker draw:name="Estremità_20_linea_20_57" draw:display-name="Estremità linea 57" svg:viewBox="0 0 20 20" svg:d="M0 20l10-20 10 20z"/>
    <draw:marker draw:name="Estremità_20_linea_20_6" draw:display-name="Estremità linea 6" svg:viewBox="0 0 20 20" svg:d="M0 20l10-20 10 20z"/>
    <draw:marker draw:name="Estremità_20_linea_20_66" draw:display-name="Estremità linea 66" svg:viewBox="0 0 20 20" svg:d="M0 20l10-20 10 20z"/>
    <draw:marker draw:name="Estremità_20_linea_20_67" draw:display-name="Estremità linea 67" svg:viewBox="0 0 20 20" svg:d="M0 20l10-20 10 20z"/>
    <draw:marker draw:name="Estremità_20_linea_20_68" draw:display-name="Estremità linea 68" svg:viewBox="0 0 20 20" svg:d="M0 20l10-20 10 20z"/>
    <draw:marker draw:name="Estremità_20_linea_20_69" draw:display-name="Estremità linea 69" svg:viewBox="0 0 20 20" svg:d="M0 20l10-20 10 20z"/>
    <draw:marker draw:name="Estremità_20_linea_20_7" draw:display-name="Estremità linea 7" svg:viewBox="0 0 20 20" svg:d="M0 20l10-20 10 20z"/>
    <draw:marker draw:name="Estremità_20_linea_20_70" draw:display-name="Estremità linea 70" svg:viewBox="0 0 20 20" svg:d="M0 20l10-20 10 20z"/>
    <draw:marker draw:name="Estremità_20_linea_20_72" draw:display-name="Estremità linea 72" svg:viewBox="0 0 20 20" svg:d="M0 20l10-20 10 20z"/>
    <draw:marker draw:name="Estremità_20_linea_20_73" draw:display-name="Estremità linea 73" svg:viewBox="0 0 20 20" svg:d="M0 20l10-20 10 20z"/>
    <draw:marker draw:name="Estremità_20_linea_20_74" draw:display-name="Estremità linea 74" svg:viewBox="0 0 20 20" svg:d="M0 20l10-20 10 20z"/>
    <draw:marker draw:name="Estremità_20_linea_20_76" draw:display-name="Estremità linea 76" svg:viewBox="0 0 20 20" svg:d="M0 20l10-20 10 20z"/>
    <draw:marker draw:name="Estremità_20_linea_20_77" draw:display-name="Estremità linea 77" svg:viewBox="0 0 20 20" svg:d="M0 20l10-20 10 20z"/>
    <draw:marker draw:name="Estremità_20_linea_20_78" draw:display-name="Estremità linea 78" svg:viewBox="0 0 20 20" svg:d="M0 20l10-20 10 20z"/>
    <draw:marker draw:name="Estremità_20_linea_20_79" draw:display-name="Estremità linea 79" svg:viewBox="0 0 20 20" svg:d="M0 20l10-20 10 20z"/>
    <draw:marker draw:name="Estremità_20_linea_20_8" draw:display-name="Estremità linea 8" svg:viewBox="0 0 20 20" svg:d="M0 20l10-20 10 20z"/>
    <draw:marker draw:name="Estremità_20_linea_20_80" draw:display-name="Estremità linea 80" svg:viewBox="0 0 20 20" svg:d="M0 20l10-20 10 20z"/>
    <draw:marker draw:name="Estremità_20_linea_20_84" draw:display-name="Estremità linea 84" svg:viewBox="0 0 20 20" svg:d="M0 20l10-20 10 20z"/>
    <draw:marker draw:name="Estremità_20_linea_20_85" draw:display-name="Estremità linea 85" svg:viewBox="0 0 20 20" svg:d="M0 20l10-20 10 20z"/>
    <draw:marker draw:name="Estremità_20_linea_20_86" draw:display-name="Estremità linea 86" svg:viewBox="0 0 20 20" svg:d="M0 20l10-20 10 20z"/>
    <draw:marker draw:name="Estremità_20_linea_20_87" draw:display-name="Estremità linea 87" svg:viewBox="0 0 20 20" svg:d="M0 20l10-20 10 20z"/>
    <draw:marker draw:name="Estremità_20_linea_20_88" draw:display-name="Estremità linea 88" svg:viewBox="0 0 20 20" svg:d="M0 20l10-20 10 20z"/>
    <draw:marker draw:name="Estremità_20_linea_20_89" draw:display-name="Estremità linea 89" svg:viewBox="0 0 20 20" svg:d="M0 20l10-20 10 20z"/>
    <draw:marker draw:name="Estremità_20_linea_20_9" draw:display-name="Estremità linea 9" svg:viewBox="0 0 20 20" svg:d="M0 20l10-20 10 20z"/>
    <draw:marker draw:name="Estremità_20_linea_20_90" draw:display-name="Estremità linea 90" svg:viewBox="0 0 20 20" svg:d="M0 20l10-20 10 20z"/>
    <draw:marker draw:name="Estremità_20_linea_20_92" draw:display-name="Estremità linea 92" svg:viewBox="0 0 20 20" svg:d="M0 20l10-20 10 20z"/>
    <draw:marker draw:name="Estremità_20_linea_20_93" draw:display-name="Estremità linea 93" svg:viewBox="0 0 20 20" svg:d="M0 20l10-20 10 20z"/>
    <draw:marker draw:name="Estremità_20_linea_20_94" draw:display-name="Estremità linea 94" svg:viewBox="0 0 20 20" svg:d="M0 20l10-20 10 20z"/>
    <draw:marker draw:name="Estremità_20_linea_20_95" draw:display-name="Estremità linea 95" svg:viewBox="0 0 20 20" svg:d="M0 20l10-20 10 20z"/>
    <draw:marker draw:name="Estremità_20_linea_20_96" draw:display-name="Estremità linea 96" svg:viewBox="0 0 20 20" svg:d="M0 20l10-20 10 20z"/>
    <draw:marker draw:name="Estremità_20_linea_20_97" draw:display-name="Estremità linea 97" svg:viewBox="0 0 20 20" svg:d="M0 20l10-20 10 20z"/>
    <draw:marker draw:name="Estremità_20_linea_20_98" draw:display-name="Estremità linea 98" svg:viewBox="0 0 20 20" svg:d="M0 20l10-20 10 20z"/>
    <draw:marker draw:name="Estremità_20_linea_20_99" draw:display-name="Estremità linea 99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4T17:12:08.885891831</meta:creation-date>
    <dc:date>2021-07-15T16:38:48.908212760</dc:date>
    <meta:editing-duration>PT1H37M18S</meta:editing-duration>
    <meta:editing-cycles>8</meta:editing-cycles>
    <meta:generator>LibreOffice/7.1.4.2$Linux_X86_64 LibreOffice_project/10$Build-2</meta:generator>
    <meta:document-statistic meta:table-count="0" meta:image-count="0" meta:object-count="0" meta:page-count="4" meta:paragraph-count="34" meta:word-count="871" meta:character-count="5462" meta:non-whitespace-character-count="4618"/>
  </office:meta>
</office:document-meta>
</file>